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49pt"/>
    </style:style>
    <style:style style:name="co2" style:family="table-column">
      <style:table-column-properties fo:break-before="auto" style:column-width="78.75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Level_20_1">
      <style:table-properties table:display="true" style:writing-mode="lr-tb"/>
    </style:style>
    <style:style style:name="ta3" style:family="table" style:master-page-name="PageStyle_5f_Level_20_2">
      <style:table-properties table:display="true" style:writing-mode="lr-tb"/>
    </style:style>
    <style:style style:name="ta4" style:family="table" style:master-page-name="PageStyle_5f_Level_20_n">
      <style:table-properties table:display="true" style:writing-mode="lr-tb"/>
    </style:style>
    <style:style style:name="ta5" style:family="table" style:master-page-name="PageStyle_5f_DF-lik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2525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ext-properties style:font-name="Cambria1" fo:font-size="10pt" style:font-size-asian="10pt" style:font-size-complex="10pt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on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Effects of this Strategy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each level, the interval between rewards is larger</text:p>
          </table:table-cell>
          <table:table-cell table:style-name="ce1" office:value-type="string" calcext:value-type="string">
            <text:p>Every n secon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espite these longer intervals, higher levels are always better (higher rate and points) even at low times and much better at high times</text:p>
          </table:table-cell>
          <table:table-cell table:style-name="ce1" office:value-type="string" calcext:value-type="string">
            <text:p>Level 1: (4, 4, 10), (10, 10, 55), (100, 10, 955) <text:s text:c="30"/>Level 2: (4, 8, 12), (10, 20, 60), (100, 40, 1820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ach level lasts much more than the previous</text:p>
          </table:table-cell>
          <table:table-cell table:style-name="ce1" office:value-type="string" calcext:value-type="string">
            <text:p>Level up when Points=1000*level^3</text:p>
          </table:table-cell>
          <table:table-cell table:style-name="ce1" office:value-type="string" calcext:value-type="string">
            <text:p>time ~= 100n^2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36">
          <table:table-cell table:style-name="ce1" table:number-columns-repeated="26"/>
          <table:table-cell table:number-columns-repeated="998"/>
        </table:table-row>
        <table:table-row table:style-name="ro2" table:number-rows-repeated="96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1" table:style-name="ta2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35" calcext:value-type="float">
            <text:p>135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5" calcext:value-type="float">
            <text:p>205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65" calcext:value-type="float">
            <text:p>265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85" calcext:value-type="float">
            <text:p>285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95" calcext:value-type="float">
            <text:p>295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15" calcext:value-type="float">
            <text:p>315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35" calcext:value-type="float">
            <text:p>335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55" calcext:value-type="float">
            <text:p>355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65" calcext:value-type="float">
            <text:p>365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85" calcext:value-type="float">
            <text:p>385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95" calcext:value-type="float">
            <text:p>395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15" calcext:value-type="float">
            <text:p>415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25" calcext:value-type="float">
            <text:p>425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35" calcext:value-type="float">
            <text:p>435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45" calcext:value-type="float">
            <text:p>445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55" calcext:value-type="float">
            <text:p>455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65" calcext:value-type="float">
            <text:p>465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75" calcext:value-type="float">
            <text:p>475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85" calcext:value-type="float">
            <text:p>485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95" calcext:value-type="float">
            <text:p>495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15" calcext:value-type="float">
            <text:p>515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35" calcext:value-type="float">
            <text:p>535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45" calcext:value-type="float">
            <text:p>545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5" calcext:value-type="float">
            <text:p>555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65" calcext:value-type="float">
            <text:p>565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75" calcext:value-type="float">
            <text:p>575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85" calcext:value-type="float">
            <text:p>585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95" calcext:value-type="float">
            <text:p>595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15" calcext:value-type="float">
            <text:p>615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25" calcext:value-type="float">
            <text:p>625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35" calcext:value-type="float">
            <text:p>635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45" calcext:value-type="float">
            <text:p>645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5" calcext:value-type="float">
            <text:p>655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65" calcext:value-type="float">
            <text:p>665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75" calcext:value-type="float">
            <text:p>675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85" calcext:value-type="float">
            <text:p>685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95" calcext:value-type="float">
            <text:p>695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05" calcext:value-type="float">
            <text:p>705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15" calcext:value-type="float">
            <text:p>715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25" calcext:value-type="float">
            <text:p>725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35" calcext:value-type="float">
            <text:p>735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45" calcext:value-type="float">
            <text:p>745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5" calcext:value-type="float">
            <text:p>755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65" calcext:value-type="float">
            <text:p>765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75" calcext:value-type="float">
            <text:p>775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85" calcext:value-type="float">
            <text:p>785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95" calcext:value-type="float">
            <text:p>795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25" calcext:value-type="float">
            <text:p>825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35" calcext:value-type="float">
            <text:p>835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45" calcext:value-type="float">
            <text:p>845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5" calcext:value-type="float">
            <text:p>855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65" calcext:value-type="float">
            <text:p>865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75" calcext:value-type="float">
            <text:p>875</text:p>
          </table:table-cell>
          <table:table-cell table:number-columns-repeated="10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85" calcext:value-type="float">
            <text:p>885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95" calcext:value-type="float">
            <text:p>895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05" calcext:value-type="float">
            <text:p>905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15" calcext:value-type="float">
            <text:p>915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25" calcext:value-type="float">
            <text:p>925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35" calcext:value-type="float">
            <text:p>935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45" calcext:value-type="float">
            <text:p>945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5" calcext:value-type="float">
            <text:p>955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65" calcext:value-type="float">
            <text:p>965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75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85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95" calcext:value-type="float">
            <text:p>995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2" table:style-name="ta3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0" calcext:value-type="float">
            <text:p>420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0" calcext:value-type="float">
            <text:p>460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0" calcext:value-type="float">
            <text:p>540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0" calcext:value-type="float">
            <text:p>660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0" calcext:value-type="float">
            <text:p>780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20" calcext:value-type="float">
            <text:p>820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60" calcext:value-type="float">
            <text:p>860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40" calcext:value-type="float">
            <text:p>940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80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20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60" calcext:value-type="float">
            <text:p>1060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40" calcext:value-type="float">
            <text:p>1140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80" calcext:value-type="float">
            <text:p>1180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20" calcext:value-type="float">
            <text:p>1220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60" calcext:value-type="float">
            <text:p>1260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40" calcext:value-type="float">
            <text:p>1340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80" calcext:value-type="float">
            <text:p>1380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20" calcext:value-type="float">
            <text:p>1420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60" calcext:value-type="float">
            <text:p>1460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40" calcext:value-type="float">
            <text:p>1540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80" calcext:value-type="float">
            <text:p>1580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20" calcext:value-type="float">
            <text:p>1620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60" calcext:value-type="float">
            <text:p>1660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00" calcext:value-type="float">
            <text:p>1700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40" calcext:value-type="float">
            <text:p>1740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80" calcext:value-type="float">
            <text:p>1780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20" calcext:value-type="float">
            <text:p>1820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60" calcext:value-type="float">
            <text:p>1860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40" calcext:value-type="float">
            <text:p>1940</text:p>
          </table:table-cell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20" calcext:value-type="float">
            <text:p>2020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60" calcext:value-type="float">
            <text:p>2060</text:p>
          </table:table-cell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00" calcext:value-type="float">
            <text:p>2100</text:p>
          </table:table-cell>
          <table:table-cell table:number-columns-repeated="10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40" calcext:value-type="float">
            <text:p>2140</text:p>
          </table:table-cell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80" calcext:value-type="float">
            <text:p>2180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20" calcext:value-type="float">
            <text:p>2220</text:p>
          </table:table-cell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60" calcext:value-type="float">
            <text:p>2260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00" calcext:value-type="float">
            <text:p>2300</text:p>
          </table:table-cell>
          <table:table-cell table:number-columns-repeated="10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40" calcext:value-type="float">
            <text:p>2340</text:p>
          </table:table-cell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80" calcext:value-type="float">
            <text:p>2380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20" calcext:value-type="float">
            <text:p>2420</text:p>
          </table:table-cell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60" calcext:value-type="float">
            <text:p>2460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40" calcext:value-type="float">
            <text:p>2540</text:p>
          </table:table-cell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80" calcext:value-type="float">
            <text:p>2580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20" calcext:value-type="float">
            <text:p>2620</text:p>
          </table:table-cell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60" calcext:value-type="float">
            <text:p>2660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40" calcext:value-type="float">
            <text:p>2740</text:p>
          </table:table-cell>
          <table:table-cell table:number-columns-repeated="10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80" calcext:value-type="float">
            <text:p>2780</text:p>
          </table:table-cell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20" calcext:value-type="float">
            <text:p>2820</text:p>
          </table:table-cell>
          <table:table-cell table:number-columns-repeated="10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60" calcext:value-type="float">
            <text:p>2860</text:p>
          </table:table-cell>
          <table:table-cell table:number-columns-repeated="10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00" calcext:value-type="float">
            <text:p>2900</text:p>
          </table:table-cell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40" calcext:value-type="float">
            <text:p>2940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80" calcext:value-type="float">
            <text:p>2980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20" calcext:value-type="float">
            <text:p>3020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60" calcext:value-type="float">
            <text:p>3060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00" calcext:value-type="float">
            <text:p>3100</text:p>
          </table:table-cell>
          <table:table-cell table:number-columns-repeated="10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40" calcext:value-type="float">
            <text:p>3140</text:p>
          </table:table-cell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80" calcext:value-type="float">
            <text:p>3180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20" calcext:value-type="float">
            <text:p>3220</text:p>
          </table:table-cell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60" calcext:value-type="float">
            <text:p>3260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00" calcext:value-type="float">
            <text:p>3300</text:p>
          </table:table-cell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40" calcext:value-type="float">
            <text:p>3340</text:p>
          </table:table-cell>
          <table:table-cell table:number-columns-repeated="10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80" calcext:value-type="float">
            <text:p>3380</text:p>
          </table:table-cell>
          <table:table-cell table:number-columns-repeated="10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20" calcext:value-type="float">
            <text:p>3420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60" calcext:value-type="float">
            <text:p>3460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40" calcext:value-type="float">
            <text:p>3540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80" calcext:value-type="float">
            <text:p>3580</text:p>
          </table:table-cell>
          <table:table-cell table:number-columns-repeated="10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20" calcext:value-type="float">
            <text:p>3620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60" calcext:value-type="float">
            <text:p>3660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00" calcext:value-type="float">
            <text:p>3700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40" calcext:value-type="float">
            <text:p>3740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80" calcext:value-type="float">
            <text:p>3780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20" calcext:value-type="float">
            <text:p>3820</text:p>
          </table:table-cell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60" calcext:value-type="float">
            <text:p>3860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00" calcext:value-type="float">
            <text:p>3900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40" calcext:value-type="float">
            <text:p>3940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80" calcext:value-type="float">
            <text:p>3980</text:p>
          </table:table-cell>
          <table:table-cell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20" calcext:value-type="float">
            <text:p>4020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60" calcext:value-type="float">
            <text:p>4060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00" calcext:value-type="float">
            <text:p>4100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40" calcext:value-type="float">
            <text:p>4140</text:p>
          </table:table-cell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80" calcext:value-type="float">
            <text:p>4180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20" calcext:value-type="float">
            <text:p>4220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60" calcext:value-type="float">
            <text:p>4260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00" calcext:value-type="float">
            <text:p>4300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40" calcext:value-type="float">
            <text:p>4340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80" calcext:value-type="float">
            <text:p>4380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20" calcext:value-type="float">
            <text:p>4420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60" calcext:value-type="float">
            <text:p>4460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40" calcext:value-type="float">
            <text:p>4540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80" calcext:value-type="float">
            <text:p>4580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20" calcext:value-type="float">
            <text:p>4620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60" calcext:value-type="float">
            <text:p>4660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00" calcext:value-type="float">
            <text:p>4700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40" calcext:value-type="float">
            <text:p>4740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80" calcext:value-type="float">
            <text:p>4780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20" calcext:value-type="float">
            <text:p>4820</text:p>
          </table:table-cell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60" calcext:value-type="float">
            <text:p>4860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00" calcext:value-type="float">
            <text:p>4900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40" calcext:value-type="float">
            <text:p>4940</text:p>
          </table:table-cell>
          <table:table-cell table:number-columns-repeated="101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80" calcext:value-type="float">
            <text:p>4980</text:p>
          </table:table-cell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20" calcext:value-type="float">
            <text:p>5020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60" calcext:value-type="float">
            <text:p>5060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00" calcext:value-type="float">
            <text:p>5100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40" calcext:value-type="float">
            <text:p>5140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80" calcext:value-type="float">
            <text:p>5180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20" calcext:value-type="float">
            <text:p>5220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60" calcext:value-type="float">
            <text:p>5260</text:p>
          </table:table-cell>
          <table:table-cell table:number-columns-repeated="10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40" calcext:value-type="float">
            <text:p>5340</text:p>
          </table:table-cell>
          <table:table-cell table:number-columns-repeated="10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80" calcext:value-type="float">
            <text:p>5380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20" calcext:value-type="float">
            <text:p>5420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60" calcext:value-type="float">
            <text:p>5460</text:p>
          </table:table-cell>
          <table:table-cell table:number-columns-repeated="101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00" calcext:value-type="float">
            <text:p>5500</text:p>
          </table:table-cell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40" calcext:value-type="float">
            <text:p>5540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80" calcext:value-type="float">
            <text:p>5580</text:p>
          </table:table-cell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20" calcext:value-type="float">
            <text:p>5620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60" calcext:value-type="float">
            <text:p>5660</text:p>
          </table:table-cell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00" calcext:value-type="float">
            <text:p>5700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40" calcext:value-type="float">
            <text:p>5740</text:p>
          </table:table-cell>
          <table:table-cell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80" calcext:value-type="float">
            <text:p>5780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20" calcext:value-type="float">
            <text:p>5820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60" calcext:value-type="float">
            <text:p>5860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00" calcext:value-type="float">
            <text:p>5900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80" calcext:value-type="float">
            <text:p>5980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20" calcext:value-type="float">
            <text:p>6020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60" calcext:value-type="float">
            <text:p>6060</text:p>
          </table:table-cell>
          <table:table-cell table:number-columns-repeated="101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40" calcext:value-type="float">
            <text:p>6140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80" calcext:value-type="float">
            <text:p>6180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20" calcext:value-type="float">
            <text:p>6220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60" calcext:value-type="float">
            <text:p>6260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00" calcext:value-type="float">
            <text:p>6300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40" calcext:value-type="float">
            <text:p>6340</text:p>
          </table:table-cell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80" calcext:value-type="float">
            <text:p>6380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20" calcext:value-type="float">
            <text:p>6420</text:p>
          </table:table-cell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60" calcext:value-type="float">
            <text:p>6460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00" calcext:value-type="float">
            <text:p>6500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40" calcext:value-type="float">
            <text:p>6540</text:p>
          </table:table-cell>
          <table:table-cell table:number-columns-repeated="101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80" calcext:value-type="float">
            <text:p>6580</text:p>
          </table:table-cell>
          <table:table-cell table:number-columns-repeated="101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20" calcext:value-type="float">
            <text:p>6620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60" calcext:value-type="float">
            <text:p>6660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00" calcext:value-type="float">
            <text:p>6700</text:p>
          </table:table-cell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40" calcext:value-type="float">
            <text:p>6740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80" calcext:value-type="float">
            <text:p>6780</text:p>
          </table:table-cell>
          <table:table-cell table:number-columns-repeated="101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20" calcext:value-type="float">
            <text:p>6820</text:p>
          </table:table-cell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60" calcext:value-type="float">
            <text:p>6860</text:p>
          </table:table-cell>
          <table:table-cell table:number-columns-repeated="101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00" calcext:value-type="float">
            <text:p>6900</text:p>
          </table:table-cell>
          <table:table-cell table:number-columns-repeated="101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40" calcext:value-type="float">
            <text:p>6940</text:p>
          </table:table-cell>
          <table:table-cell table:number-columns-repeated="101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80" calcext:value-type="float">
            <text:p>6980</text:p>
          </table:table-cell>
          <table:table-cell table:number-columns-repeated="101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20" calcext:value-type="float">
            <text:p>7020</text:p>
          </table:table-cell>
          <table:table-cell table:number-columns-repeated="101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60" calcext:value-type="float">
            <text:p>7060</text:p>
          </table:table-cell>
          <table:table-cell table:number-columns-repeated="101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00" calcext:value-type="float">
            <text:p>7100</text:p>
          </table:table-cell>
          <table:table-cell table:number-columns-repeated="1019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40" calcext:value-type="float">
            <text:p>7140</text:p>
          </table:table-cell>
          <table:table-cell table:number-columns-repeated="101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80" calcext:value-type="float">
            <text:p>7180</text:p>
          </table:table-cell>
          <table:table-cell table:number-columns-repeated="101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20" calcext:value-type="float">
            <text:p>7220</text:p>
          </table:table-cell>
          <table:table-cell table:number-columns-repeated="101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60" calcext:value-type="float">
            <text:p>7260</text:p>
          </table:table-cell>
          <table:table-cell table:number-columns-repeated="101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00" calcext:value-type="float">
            <text:p>7300</text:p>
          </table:table-cell>
          <table:table-cell table:number-columns-repeated="101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40" calcext:value-type="float">
            <text:p>7340</text:p>
          </table:table-cell>
          <table:table-cell table:number-columns-repeated="1019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80" calcext:value-type="float">
            <text:p>7380</text:p>
          </table:table-cell>
          <table:table-cell table:number-columns-repeated="101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20" calcext:value-type="float">
            <text:p>7420</text:p>
          </table:table-cell>
          <table:table-cell table:number-columns-repeated="101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60" calcext:value-type="float">
            <text:p>7460</text:p>
          </table:table-cell>
          <table:table-cell table:number-columns-repeated="101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40" calcext:value-type="float">
            <text:p>7540</text:p>
          </table:table-cell>
          <table:table-cell table:number-columns-repeated="101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80" calcext:value-type="float">
            <text:p>7580</text:p>
          </table:table-cell>
          <table:table-cell table:number-columns-repeated="101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20" calcext:value-type="float">
            <text:p>7620</text:p>
          </table:table-cell>
          <table:table-cell table:number-columns-repeated="101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60" calcext:value-type="float">
            <text:p>7660</text:p>
          </table:table-cell>
          <table:table-cell table:number-columns-repeated="101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00" calcext:value-type="float">
            <text:p>7700</text:p>
          </table:table-cell>
          <table:table-cell table:number-columns-repeated="101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40" calcext:value-type="float">
            <text:p>7740</text:p>
          </table:table-cell>
          <table:table-cell table:number-columns-repeated="101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80" calcext:value-type="float">
            <text:p>7780</text:p>
          </table:table-cell>
          <table:table-cell table:number-columns-repeated="101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20" calcext:value-type="float">
            <text:p>7820</text:p>
          </table:table-cell>
          <table:table-cell table:number-columns-repeated="101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60" calcext:value-type="float">
            <text:p>7860</text:p>
          </table:table-cell>
          <table:table-cell table:number-columns-repeated="101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00" calcext:value-type="float">
            <text:p>7900</text:p>
          </table:table-cell>
          <table:table-cell table:number-columns-repeated="101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40" calcext:value-type="float">
            <text:p>7940</text:p>
          </table:table-cell>
          <table:table-cell table:number-columns-repeated="101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80" calcext:value-type="float">
            <text:p>7980</text:p>
          </table:table-cell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n" table:style-name="ta4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1 n</text:p>
          </table:table-cell>
          <table:table-cell/>
          <table:table-cell table:style-name="ce2" office:value-type="string" calcext:value-type="string">
            <text:p>1 n^2</text:p>
          </table:table-cell>
          <table:table-cell/>
          <table:table-cell table:style-name="ce2" office:value-type="string" calcext:value-type="string">
            <text:p>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 n</text:p>
          </table:table-cell>
          <table:table-cell/>
          <table:table-cell table:style-name="ce2" office:value-type="string" calcext:value-type="string">
            <text:p>2 n^2</text:p>
          </table:table-cell>
          <table:table-cell/>
          <table:table-cell table:style-name="ce2" office:value-type="string" calcext:value-type="string">
            <text:p>3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 n</text:p>
          </table:table-cell>
          <table:table-cell/>
          <table:table-cell table:style-name="ce2" office:value-type="string" calcext:value-type="string">
            <text:p>3 n^2</text:p>
          </table:table-cell>
          <table:table-cell/>
          <table:table-cell table:style-name="ce2" office:value-type="string" calcext:value-type="string">
            <text:p>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 n</text:p>
          </table:table-cell>
          <table:table-cell/>
          <table:table-cell table:style-name="ce2" office:value-type="string" calcext:value-type="string">
            <text:p>4 n^2</text:p>
          </table:table-cell>
          <table:table-cell/>
          <table:table-cell table:style-name="ce2" office:value-type="string" calcext:value-type="string">
            <text:p>10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 n</text:p>
          </table:table-cell>
          <table:table-cell/>
          <table:table-cell table:style-name="ce2" office:value-type="string" calcext:value-type="string">
            <text:p>5 n^2</text:p>
          </table:table-cell>
          <table:table-cell/>
          <table:table-cell table:style-name="ce2" office:value-type="string" calcext:value-type="string">
            <text:p>1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 n</text:p>
          </table:table-cell>
          <table:table-cell/>
          <table:table-cell table:style-name="ce2" office:value-type="string" calcext:value-type="string">
            <text:p>6 n^2</text:p>
          </table:table-cell>
          <table:table-cell/>
          <table:table-cell table:style-name="ce2" office:value-type="string" calcext:value-type="string">
            <text:p>2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 n</text:p>
          </table:table-cell>
          <table:table-cell/>
          <table:table-cell table:style-name="ce2" office:value-type="string" calcext:value-type="string">
            <text:p>7 n^2</text:p>
          </table:table-cell>
          <table:table-cell/>
          <table:table-cell table:style-name="ce2" office:value-type="string" calcext:value-type="string">
            <text:p>28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 n</text:p>
          </table:table-cell>
          <table:table-cell/>
          <table:table-cell table:style-name="ce2" office:value-type="string" calcext:value-type="string">
            <text:p>8 n^2</text:p>
          </table:table-cell>
          <table:table-cell/>
          <table:table-cell table:style-name="ce2" office:value-type="string" calcext:value-type="string">
            <text:p>3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 n</text:p>
          </table:table-cell>
          <table:table-cell/>
          <table:table-cell table:style-name="ce2" office:value-type="string" calcext:value-type="string">
            <text:p>9 n^2</text:p>
          </table:table-cell>
          <table:table-cell/>
          <table:table-cell table:style-name="ce2" office:value-type="string" calcext:value-type="string">
            <text:p>4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0 n</text:p>
          </table:table-cell>
          <table:table-cell/>
          <table:table-cell table:style-name="ce2" office:value-type="string" calcext:value-type="string">
            <text:p>10 n^2</text:p>
          </table:table-cell>
          <table:table-cell/>
          <table:table-cell table:style-name="ce2" office:value-type="string" calcext:value-type="string">
            <text:p>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 n</text:p>
          </table:table-cell>
          <table:table-cell/>
          <table:table-cell table:style-name="ce2" office:value-type="string" calcext:value-type="string">
            <text:p>10n^2 (MAX)</text:p>
          </table:table-cell>
          <table:table-cell/>
          <table:table-cell table:style-name="ce2" office:value-type="string" calcext:value-type="string">
            <text:p>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5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55 n^2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Level up when points = 1000n^3</text:p>
          </table:table-cell>
          <table:table-cell table:number-columns-repeated="1019"/>
        </table:table-row>
        <table:table-row table:style-name="ro2" table:number-rows-repeated="15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F-like" table:style-name="ta5">
        <office:forms form:automatic-focus="false" form:apply-design-mode="false"/>
        <table:table-column table:style-name="co2" table:number-columns-repeated="1024" table:default-cell-style-name="ce4"/>
        <table:table-row table:style-name="ro4">
          <table:table-cell/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points</text:p>
          </table:table-cell>
          <table:table-cell/>
          <table:table-cell table:style-name="ce7" office:value-type="string" calcext:value-type="string">
            <text:p>next level = </text:p>
          </table:table-cell>
          <table:table-cell table:style-name="ce7" office:value-type="string" calcext:value-type="string">
            <text:p>1000L^2</text:p>
          </table:table-cell>
          <table:table-cell table:number-columns-repeated="1016"/>
        </table:table-row>
        <table:table-row table:style-name="ro4">
          <table:table-cell/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ap=</text:p>
          </table:table-cell>
          <table:table-cell table:style-name="ce7" office:value-type="string" calcext:value-type="string">
            <text:p>10L^2</text:p>
          </table:table-cell>
          <table:table-cell table:number-columns-repeated="1016"/>
        </table:table-row>
        <table:table-row table:style-name="ro4"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5" calcext:value-type="float">
            <text:p>1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5" calcext:value-type="float">
            <text:p>1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5" calcext:value-type="float">
            <text:p>1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5" calcext:value-type="float">
            <text:p>2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45" calcext:value-type="float">
            <text:p>2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5" calcext:value-type="float">
            <text:p>2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5" calcext:value-type="float">
            <text:p>2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85" calcext:value-type="float">
            <text:p>2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5" calcext:value-type="float">
            <text:p>3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15" calcext:value-type="float">
            <text:p>3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5" calcext:value-type="float">
            <text:p>3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5" calcext:value-type="float">
            <text:p>3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5" calcext:value-type="float">
            <text:p>3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5" calcext:value-type="float">
            <text:p>3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5" calcext:value-type="float">
            <text:p>3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75" calcext:value-type="float">
            <text:p>3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85" calcext:value-type="float">
            <text:p>3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95" calcext:value-type="float">
            <text:p>3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05" calcext:value-type="float">
            <text:p>4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15" calcext:value-type="float">
            <text:p>4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25" calcext:value-type="float">
            <text:p>4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5" calcext:value-type="float">
            <text:p>4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45" calcext:value-type="float">
            <text:p>4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55" calcext:value-type="float">
            <text:p>4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65" calcext:value-type="float">
            <text:p>4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75" calcext:value-type="float">
            <text:p>4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85" calcext:value-type="float">
            <text:p>4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5" calcext:value-type="float">
            <text:p>4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5" calcext:value-type="float">
            <text:p>5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15" calcext:value-type="float">
            <text:p>5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5" calcext:value-type="float">
            <text:p>5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35" calcext:value-type="float">
            <text:p>5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45" calcext:value-type="float">
            <text:p>5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55" calcext:value-type="float">
            <text:p>5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65" calcext:value-type="float">
            <text:p>5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5" calcext:value-type="float">
            <text:p>5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5" calcext:value-type="float">
            <text:p>5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5" calcext:value-type="float">
            <text:p>5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5" calcext:value-type="float">
            <text:p>6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5" calcext:value-type="float">
            <text:p>6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25" calcext:value-type="float">
            <text:p>6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5" calcext:value-type="float">
            <text:p>6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45" calcext:value-type="float">
            <text:p>6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5" calcext:value-type="float">
            <text:p>6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65" calcext:value-type="float">
            <text:p>6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75" calcext:value-type="float">
            <text:p>6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85" calcext:value-type="float">
            <text:p>6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95" calcext:value-type="float">
            <text:p>6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05" calcext:value-type="float">
            <text:p>7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15" calcext:value-type="float">
            <text:p>7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35" calcext:value-type="float">
            <text:p>7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45" calcext:value-type="float">
            <text:p>7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5" calcext:value-type="float">
            <text:p>7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65" calcext:value-type="float">
            <text:p>7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75" calcext:value-type="float">
            <text:p>7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85" calcext:value-type="float">
            <text:p>7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95" calcext:value-type="float">
            <text:p>7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5" calcext:value-type="float">
            <text:p>8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" calcext:value-type="float">
            <text:p>8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25" calcext:value-type="float">
            <text:p>8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35" calcext:value-type="float">
            <text:p>8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5" calcext:value-type="float">
            <text:p>8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65" calcext:value-type="float">
            <text:p>8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75" calcext:value-type="float">
            <text:p>8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85" calcext:value-type="float">
            <text:p>8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95" calcext:value-type="float">
            <text:p>89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05" calcext:value-type="float">
            <text:p>9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15" calcext:value-type="float">
            <text:p>91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25" calcext:value-type="float">
            <text:p>9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35" calcext:value-type="float">
            <text:p>9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45" calcext:value-type="float">
            <text:p>9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55" calcext:value-type="float">
            <text:p>95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65" calcext:value-type="float">
            <text:p>9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75" calcext:value-type="float">
            <text:p>97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85" calcext:value-type="float">
            <text:p>985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95" calcext:value-type="float">
            <text:p>995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5" calcext:value-type="float">
            <text:p>10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7]+[.B108]" office:value-type="float" office:value="107" calcext:value-type="float">
            <text:p>107</text:p>
          </table:table-cell>
          <table:table-cell table:style-name="ce7" office:value-type="float" office:value="12" calcext:value-type="float">
            <text:p>12</text:p>
          </table:table-cell>
          <table:table-cell table:formula="of:=[.E107]+[.D108]" office:value-type="float" office:value="1017" calcext:value-type="float">
            <text:p>1017</text:p>
          </table:table-cell>
          <table:table-cell table:formula="of:=[.F107]+[.D107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8]+[.B109]" office:value-type="float" office:value="109" calcext:value-type="float">
            <text:p>109</text:p>
          </table:table-cell>
          <table:table-cell table:style-name="ce7" office:value-type="float" office:value="14" calcext:value-type="float">
            <text:p>14</text:p>
          </table:table-cell>
          <table:table-cell table:formula="of:=[.E108]+[.D109]" office:value-type="float" office:value="1031" calcext:value-type="float">
            <text:p>1031</text:p>
          </table:table-cell>
          <table:table-cell table:formula="of:=[.F108]+[.D108]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9]+[.B110]" office:value-type="float" office:value="111" calcext:value-type="float">
            <text:p>111</text:p>
          </table:table-cell>
          <table:table-cell table:style-name="ce7" office:value-type="float" office:value="16" calcext:value-type="float">
            <text:p>16</text:p>
          </table:table-cell>
          <table:table-cell table:formula="of:=[.E109]+[.D110]" office:value-type="float" office:value="1047" calcext:value-type="float">
            <text:p>1047</text:p>
          </table:table-cell>
          <table:table-cell table:formula="of:=[.F109]+[.D109]"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0]+[.B111]" office:value-type="float" office:value="113" calcext:value-type="float">
            <text:p>113</text:p>
          </table:table-cell>
          <table:table-cell table:style-name="ce7" office:value-type="float" office:value="18" calcext:value-type="float">
            <text:p>18</text:p>
          </table:table-cell>
          <table:table-cell table:formula="of:=[.E110]+[.D111]" office:value-type="float" office:value="1065" calcext:value-type="float">
            <text:p>1065</text:p>
          </table:table-cell>
          <table:table-cell table:formula="of:=[.F110]+[.D110]" office:value-type="float" office:value="52" calcext:value-type="float">
            <text:p>5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11]+[.B112]" office:value-type="float" office:value="115" calcext:value-type="float">
            <text:p>115</text:p>
          </table:table-cell>
          <table:table-cell table:style-name="ce7" office:value-type="float" office:value="20" calcext:value-type="float">
            <text:p>20</text:p>
          </table:table-cell>
          <table:table-cell table:formula="of:=[.E111]+[.D112]" office:value-type="float" office:value="1085" calcext:value-type="float">
            <text:p>1085</text:p>
          </table:table-cell>
          <table:table-cell table:formula="of:=[.F111]+[.D111]" office:value-type="float" office:value="70" calcext:value-type="float">
            <text:p>7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2]+[.B113]" office:value-type="float" office:value="117" calcext:value-type="float">
            <text:p>117</text:p>
          </table:table-cell>
          <table:table-cell table:style-name="ce7" office:value-type="float" office:value="22" calcext:value-type="float">
            <text:p>22</text:p>
          </table:table-cell>
          <table:table-cell table:formula="of:=[.E112]+[.D113]" office:value-type="float" office:value="1107" calcext:value-type="float">
            <text:p>1107</text:p>
          </table:table-cell>
          <table:table-cell table:formula="of:=[.F112]+[.D112]" office:value-type="float" office:value="90" calcext:value-type="float">
            <text:p>9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3]+[.B114]" office:value-type="float" office:value="119" calcext:value-type="float">
            <text:p>119</text:p>
          </table:table-cell>
          <table:table-cell table:style-name="ce7" office:value-type="float" office:value="24" calcext:value-type="float">
            <text:p>24</text:p>
          </table:table-cell>
          <table:table-cell table:formula="of:=[.E113]+[.D114]" office:value-type="float" office:value="1131" calcext:value-type="float">
            <text:p>1131</text:p>
          </table:table-cell>
          <table:table-cell table:formula="of:=[.F113]+[.D113]" office:value-type="float" office:value="112" calcext:value-type="float">
            <text:p>112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4]+[.B115]" office:value-type="float" office:value="121" calcext:value-type="float">
            <text:p>121</text:p>
          </table:table-cell>
          <table:table-cell table:style-name="ce7" office:value-type="float" office:value="26" calcext:value-type="float">
            <text:p>26</text:p>
          </table:table-cell>
          <table:table-cell table:formula="of:=[.E114]+[.D115]" office:value-type="float" office:value="1157" calcext:value-type="float">
            <text:p>1157</text:p>
          </table:table-cell>
          <table:table-cell table:formula="of:=[.F114]+[.D114]" office:value-type="float" office:value="136" calcext:value-type="float">
            <text:p>136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5]+[.B116]" office:value-type="float" office:value="123" calcext:value-type="float">
            <text:p>123</text:p>
          </table:table-cell>
          <table:table-cell table:style-name="ce7" office:value-type="float" office:value="28" calcext:value-type="float">
            <text:p>28</text:p>
          </table:table-cell>
          <table:table-cell table:formula="of:=[.E115]+[.D116]" office:value-type="float" office:value="1185" calcext:value-type="float">
            <text:p>1185</text:p>
          </table:table-cell>
          <table:table-cell table:formula="of:=[.F115]+[.D115]" office:value-type="float" office:value="162" calcext:value-type="float">
            <text:p>162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6]+[.B117]" office:value-type="float" office:value="125" calcext:value-type="float">
            <text:p>125</text:p>
          </table:table-cell>
          <table:table-cell table:style-name="ce7" office:value-type="float" office:value="30" calcext:value-type="float">
            <text:p>30</text:p>
          </table:table-cell>
          <table:table-cell table:formula="of:=[.E116]+[.D117]" office:value-type="float" office:value="1215" calcext:value-type="float">
            <text:p>1215</text:p>
          </table:table-cell>
          <table:table-cell table:formula="of:=[.F116]+[.D116]" office:value-type="float" office:value="190" calcext:value-type="float">
            <text:p>19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7]+[.B118]" office:value-type="float" office:value="127" calcext:value-type="float">
            <text:p>127</text:p>
          </table:table-cell>
          <table:table-cell table:style-name="ce7" office:value-type="float" office:value="32" calcext:value-type="float">
            <text:p>32</text:p>
          </table:table-cell>
          <table:table-cell table:formula="of:=[.E117]+[.D118]" office:value-type="float" office:value="1247" calcext:value-type="float">
            <text:p>1247</text:p>
          </table:table-cell>
          <table:table-cell table:formula="of:=[.F117]+[.D117]" office:value-type="float" office:value="220" calcext:value-type="float">
            <text:p>2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8]+[.B119]" office:value-type="float" office:value="129" calcext:value-type="float">
            <text:p>129</text:p>
          </table:table-cell>
          <table:table-cell table:style-name="ce7" office:value-type="float" office:value="34" calcext:value-type="float">
            <text:p>34</text:p>
          </table:table-cell>
          <table:table-cell table:formula="of:=[.E118]+[.D119]" office:value-type="float" office:value="1281" calcext:value-type="float">
            <text:p>1281</text:p>
          </table:table-cell>
          <table:table-cell table:formula="of:=[.F118]+[.D118]" office:value-type="float" office:value="252" calcext:value-type="float">
            <text:p>252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9]+[.B120]" office:value-type="float" office:value="131" calcext:value-type="float">
            <text:p>131</text:p>
          </table:table-cell>
          <table:table-cell table:style-name="ce7" office:value-type="float" office:value="36" calcext:value-type="float">
            <text:p>36</text:p>
          </table:table-cell>
          <table:table-cell table:formula="of:=[.E119]+[.D120]" office:value-type="float" office:value="1317" calcext:value-type="float">
            <text:p>1317</text:p>
          </table:table-cell>
          <table:table-cell table:formula="of:=[.F119]+[.D119]" office:value-type="float" office:value="286" calcext:value-type="float">
            <text:p>286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0]+[.B121]" office:value-type="float" office:value="133" calcext:value-type="float">
            <text:p>133</text:p>
          </table:table-cell>
          <table:table-cell table:style-name="ce7" office:value-type="float" office:value="38" calcext:value-type="float">
            <text:p>38</text:p>
          </table:table-cell>
          <table:table-cell table:formula="of:=[.E120]+[.D121]" office:value-type="float" office:value="1355" calcext:value-type="float">
            <text:p>1355</text:p>
          </table:table-cell>
          <table:table-cell table:formula="of:=[.F120]+[.D120]" office:value-type="float" office:value="322" calcext:value-type="float">
            <text:p>322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1]+[.B122]" office:value-type="float" office:value="135" calcext:value-type="float">
            <text:p>135</text:p>
          </table:table-cell>
          <table:table-cell table:style-name="ce7" office:value-type="float" office:value="40" calcext:value-type="float">
            <text:p>40</text:p>
          </table:table-cell>
          <table:table-cell table:formula="of:=[.E121]+[.D122]" office:value-type="float" office:value="1395" calcext:value-type="float">
            <text:p>1395</text:p>
          </table:table-cell>
          <table:table-cell table:formula="of:=[.F121]+[.D121]" office:value-type="float" office:value="360" calcext:value-type="float">
            <text:p>3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2]+[.B123]" office:value-type="float" office:value="137" calcext:value-type="float">
            <text:p>137</text:p>
          </table:table-cell>
          <table:table-cell table:style-name="ce7" office:value-type="float" office:value="40" calcext:value-type="float">
            <text:p>40</text:p>
          </table:table-cell>
          <table:table-cell table:formula="of:=[.E122]+[.D123]" office:value-type="float" office:value="1435" calcext:value-type="float">
            <text:p>1435</text:p>
          </table:table-cell>
          <table:table-cell table:formula="of:=[.F122]+[.D122]" office:value-type="float" office:value="400" calcext:value-type="float">
            <text:p>4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3]+[.B124]" office:value-type="float" office:value="139" calcext:value-type="float">
            <text:p>139</text:p>
          </table:table-cell>
          <table:table-cell table:style-name="ce7" office:value-type="float" office:value="40" calcext:value-type="float">
            <text:p>40</text:p>
          </table:table-cell>
          <table:table-cell table:formula="of:=[.E123]+[.D124]" office:value-type="float" office:value="1475" calcext:value-type="float">
            <text:p>1475</text:p>
          </table:table-cell>
          <table:table-cell table:formula="of:=[.F123]+[.D123]" office:value-type="float" office:value="440" calcext:value-type="float">
            <text:p>4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4]+[.B125]" office:value-type="float" office:value="141" calcext:value-type="float">
            <text:p>141</text:p>
          </table:table-cell>
          <table:table-cell table:style-name="ce7" office:value-type="float" office:value="40" calcext:value-type="float">
            <text:p>40</text:p>
          </table:table-cell>
          <table:table-cell table:formula="of:=[.E124]+[.D125]" office:value-type="float" office:value="1515" calcext:value-type="float">
            <text:p>1515</text:p>
          </table:table-cell>
          <table:table-cell table:formula="of:=[.F124]+[.D124]" office:value-type="float" office:value="480" calcext:value-type="float">
            <text:p>4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5]+[.B126]" office:value-type="float" office:value="143" calcext:value-type="float">
            <text:p>143</text:p>
          </table:table-cell>
          <table:table-cell table:style-name="ce7" office:value-type="float" office:value="40" calcext:value-type="float">
            <text:p>40</text:p>
          </table:table-cell>
          <table:table-cell table:formula="of:=[.E125]+[.D126]" office:value-type="float" office:value="1555" calcext:value-type="float">
            <text:p>1555</text:p>
          </table:table-cell>
          <table:table-cell table:formula="of:=[.F125]+[.D125]" office:value-type="float" office:value="520" calcext:value-type="float">
            <text:p>5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6]+[.B127]" office:value-type="float" office:value="145" calcext:value-type="float">
            <text:p>145</text:p>
          </table:table-cell>
          <table:table-cell table:style-name="ce7" office:value-type="float" office:value="40" calcext:value-type="float">
            <text:p>40</text:p>
          </table:table-cell>
          <table:table-cell table:formula="of:=[.E126]+[.D127]" office:value-type="float" office:value="1595" calcext:value-type="float">
            <text:p>1595</text:p>
          </table:table-cell>
          <table:table-cell table:formula="of:=[.F126]+[.D126]" office:value-type="float" office:value="560" calcext:value-type="float">
            <text:p>5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7]+[.B128]" office:value-type="float" office:value="147" calcext:value-type="float">
            <text:p>147</text:p>
          </table:table-cell>
          <table:table-cell table:style-name="ce7" office:value-type="float" office:value="40" calcext:value-type="float">
            <text:p>40</text:p>
          </table:table-cell>
          <table:table-cell table:formula="of:=[.E127]+[.D128]" office:value-type="float" office:value="1635" calcext:value-type="float">
            <text:p>1635</text:p>
          </table:table-cell>
          <table:table-cell table:formula="of:=[.F127]+[.D127]" office:value-type="float" office:value="600" calcext:value-type="float">
            <text:p>6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8]+[.B129]" office:value-type="float" office:value="149" calcext:value-type="float">
            <text:p>149</text:p>
          </table:table-cell>
          <table:table-cell table:style-name="ce7" office:value-type="float" office:value="40" calcext:value-type="float">
            <text:p>40</text:p>
          </table:table-cell>
          <table:table-cell table:formula="of:=[.E128]+[.D129]" office:value-type="float" office:value="1675" calcext:value-type="float">
            <text:p>1675</text:p>
          </table:table-cell>
          <table:table-cell table:formula="of:=[.F128]+[.D128]" office:value-type="float" office:value="640" calcext:value-type="float">
            <text:p>6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9]+[.B130]" office:value-type="float" office:value="151" calcext:value-type="float">
            <text:p>151</text:p>
          </table:table-cell>
          <table:table-cell table:style-name="ce7" office:value-type="float" office:value="40" calcext:value-type="float">
            <text:p>40</text:p>
          </table:table-cell>
          <table:table-cell table:formula="of:=[.E129]+[.D130]" office:value-type="float" office:value="1715" calcext:value-type="float">
            <text:p>1715</text:p>
          </table:table-cell>
          <table:table-cell table:formula="of:=[.F129]+[.D129]" office:value-type="float" office:value="680" calcext:value-type="float">
            <text:p>6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0]+[.B131]" office:value-type="float" office:value="153" calcext:value-type="float">
            <text:p>153</text:p>
          </table:table-cell>
          <table:table-cell table:style-name="ce7" office:value-type="float" office:value="40" calcext:value-type="float">
            <text:p>40</text:p>
          </table:table-cell>
          <table:table-cell table:formula="of:=[.E130]+[.D131]" office:value-type="float" office:value="1755" calcext:value-type="float">
            <text:p>1755</text:p>
          </table:table-cell>
          <table:table-cell table:formula="of:=[.F130]+[.D130]" office:value-type="float" office:value="720" calcext:value-type="float">
            <text:p>7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1]+[.B132]" office:value-type="float" office:value="155" calcext:value-type="float">
            <text:p>155</text:p>
          </table:table-cell>
          <table:table-cell table:style-name="ce7" office:value-type="float" office:value="40" calcext:value-type="float">
            <text:p>40</text:p>
          </table:table-cell>
          <table:table-cell table:formula="of:=[.E131]+[.D132]" office:value-type="float" office:value="1795" calcext:value-type="float">
            <text:p>1795</text:p>
          </table:table-cell>
          <table:table-cell table:formula="of:=[.F131]+[.D131]" office:value-type="float" office:value="760" calcext:value-type="float">
            <text:p>7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2]+[.B133]" office:value-type="float" office:value="157" calcext:value-type="float">
            <text:p>157</text:p>
          </table:table-cell>
          <table:table-cell table:style-name="ce7" office:value-type="float" office:value="40" calcext:value-type="float">
            <text:p>40</text:p>
          </table:table-cell>
          <table:table-cell table:formula="of:=[.E132]+[.D133]" office:value-type="float" office:value="1835" calcext:value-type="float">
            <text:p>1835</text:p>
          </table:table-cell>
          <table:table-cell table:formula="of:=[.F132]+[.D132]" office:value-type="float" office:value="800" calcext:value-type="float">
            <text:p>8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3]+[.B134]" office:value-type="float" office:value="159" calcext:value-type="float">
            <text:p>159</text:p>
          </table:table-cell>
          <table:table-cell table:style-name="ce7" office:value-type="float" office:value="40" calcext:value-type="float">
            <text:p>40</text:p>
          </table:table-cell>
          <table:table-cell table:formula="of:=[.E133]+[.D134]" office:value-type="float" office:value="1875" calcext:value-type="float">
            <text:p>1875</text:p>
          </table:table-cell>
          <table:table-cell table:formula="of:=[.F133]+[.D133]" office:value-type="float" office:value="840" calcext:value-type="float">
            <text:p>8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4]+[.B135]" office:value-type="float" office:value="161" calcext:value-type="float">
            <text:p>161</text:p>
          </table:table-cell>
          <table:table-cell table:style-name="ce7" office:value-type="float" office:value="40" calcext:value-type="float">
            <text:p>40</text:p>
          </table:table-cell>
          <table:table-cell table:formula="of:=[.E134]+[.D135]" office:value-type="float" office:value="1915" calcext:value-type="float">
            <text:p>1915</text:p>
          </table:table-cell>
          <table:table-cell table:formula="of:=[.F134]+[.D134]" office:value-type="float" office:value="880" calcext:value-type="float">
            <text:p>8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5]+[.B136]" office:value-type="float" office:value="163" calcext:value-type="float">
            <text:p>163</text:p>
          </table:table-cell>
          <table:table-cell table:style-name="ce7" office:value-type="float" office:value="40" calcext:value-type="float">
            <text:p>40</text:p>
          </table:table-cell>
          <table:table-cell table:formula="of:=[.E135]+[.D136]" office:value-type="float" office:value="1955" calcext:value-type="float">
            <text:p>1955</text:p>
          </table:table-cell>
          <table:table-cell table:formula="of:=[.F135]+[.D135]" office:value-type="float" office:value="920" calcext:value-type="float">
            <text:p>9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6]+[.B137]" office:value-type="float" office:value="165" calcext:value-type="float">
            <text:p>165</text:p>
          </table:table-cell>
          <table:table-cell table:style-name="ce7" office:value-type="float" office:value="40" calcext:value-type="float">
            <text:p>40</text:p>
          </table:table-cell>
          <table:table-cell table:formula="of:=[.E136]+[.D137]" office:value-type="float" office:value="1995" calcext:value-type="float">
            <text:p>1995</text:p>
          </table:table-cell>
          <table:table-cell table:formula="of:=[.F136]+[.D136]" office:value-type="float" office:value="960" calcext:value-type="float">
            <text:p>9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7]+[.B138]" office:value-type="float" office:value="167" calcext:value-type="float">
            <text:p>167</text:p>
          </table:table-cell>
          <table:table-cell table:style-name="ce7" office:value-type="float" office:value="40" calcext:value-type="float">
            <text:p>40</text:p>
          </table:table-cell>
          <table:table-cell table:formula="of:=[.E137]+[.D138]" office:value-type="float" office:value="2035" calcext:value-type="float">
            <text:p>2035</text:p>
          </table:table-cell>
          <table:table-cell table:formula="of:=[.F137]+[.D137]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8]+[.B139]" office:value-type="float" office:value="169" calcext:value-type="float">
            <text:p>169</text:p>
          </table:table-cell>
          <table:table-cell table:style-name="ce7" office:value-type="float" office:value="40" calcext:value-type="float">
            <text:p>40</text:p>
          </table:table-cell>
          <table:table-cell table:formula="of:=[.E138]+[.D139]" office:value-type="float" office:value="2075" calcext:value-type="float">
            <text:p>2075</text:p>
          </table:table-cell>
          <table:table-cell table:formula="of:=[.F138]+[.D138]" office:value-type="float" office:value="1040" calcext:value-type="float">
            <text:p>10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9]+[.B140]" office:value-type="float" office:value="171" calcext:value-type="float">
            <text:p>171</text:p>
          </table:table-cell>
          <table:table-cell table:style-name="ce7" office:value-type="float" office:value="40" calcext:value-type="float">
            <text:p>40</text:p>
          </table:table-cell>
          <table:table-cell table:formula="of:=[.E139]+[.D140]" office:value-type="float" office:value="2115" calcext:value-type="float">
            <text:p>2115</text:p>
          </table:table-cell>
          <table:table-cell table:formula="of:=[.F139]+[.D139]" office:value-type="float" office:value="1080" calcext:value-type="float">
            <text:p>10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0]+[.B141]" office:value-type="float" office:value="173" calcext:value-type="float">
            <text:p>173</text:p>
          </table:table-cell>
          <table:table-cell table:style-name="ce7" office:value-type="float" office:value="40" calcext:value-type="float">
            <text:p>40</text:p>
          </table:table-cell>
          <table:table-cell table:formula="of:=[.E140]+[.D141]" office:value-type="float" office:value="2155" calcext:value-type="float">
            <text:p>2155</text:p>
          </table:table-cell>
          <table:table-cell table:formula="of:=[.F140]+[.D140]" office:value-type="float" office:value="1120" calcext:value-type="float">
            <text:p>11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1]+[.B142]" office:value-type="float" office:value="175" calcext:value-type="float">
            <text:p>175</text:p>
          </table:table-cell>
          <table:table-cell table:style-name="ce7" office:value-type="float" office:value="40" calcext:value-type="float">
            <text:p>40</text:p>
          </table:table-cell>
          <table:table-cell table:formula="of:=[.E141]+[.D142]" office:value-type="float" office:value="2195" calcext:value-type="float">
            <text:p>2195</text:p>
          </table:table-cell>
          <table:table-cell table:formula="of:=[.F141]+[.D141]" office:value-type="float" office:value="1160" calcext:value-type="float">
            <text:p>11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2]+[.B143]" office:value-type="float" office:value="177" calcext:value-type="float">
            <text:p>177</text:p>
          </table:table-cell>
          <table:table-cell table:style-name="ce7" office:value-type="float" office:value="40" calcext:value-type="float">
            <text:p>40</text:p>
          </table:table-cell>
          <table:table-cell table:formula="of:=[.E142]+[.D143]" office:value-type="float" office:value="2235" calcext:value-type="float">
            <text:p>2235</text:p>
          </table:table-cell>
          <table:table-cell table:formula="of:=[.F142]+[.D142]" office:value-type="float" office:value="1200" calcext:value-type="float">
            <text:p>12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3]+[.B144]" office:value-type="float" office:value="179" calcext:value-type="float">
            <text:p>179</text:p>
          </table:table-cell>
          <table:table-cell table:style-name="ce7" office:value-type="float" office:value="40" calcext:value-type="float">
            <text:p>40</text:p>
          </table:table-cell>
          <table:table-cell table:formula="of:=[.E143]+[.D144]" office:value-type="float" office:value="2275" calcext:value-type="float">
            <text:p>2275</text:p>
          </table:table-cell>
          <table:table-cell table:formula="of:=[.F143]+[.D143]" office:value-type="float" office:value="1240" calcext:value-type="float">
            <text:p>12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4]+[.B145]" office:value-type="float" office:value="181" calcext:value-type="float">
            <text:p>181</text:p>
          </table:table-cell>
          <table:table-cell table:style-name="ce7" office:value-type="float" office:value="40" calcext:value-type="float">
            <text:p>40</text:p>
          </table:table-cell>
          <table:table-cell table:formula="of:=[.E144]+[.D145]" office:value-type="float" office:value="2315" calcext:value-type="float">
            <text:p>2315</text:p>
          </table:table-cell>
          <table:table-cell table:formula="of:=[.F144]+[.D144]" office:value-type="float" office:value="1280" calcext:value-type="float">
            <text:p>12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5]+[.B146]" office:value-type="float" office:value="183" calcext:value-type="float">
            <text:p>183</text:p>
          </table:table-cell>
          <table:table-cell table:style-name="ce7" office:value-type="float" office:value="40" calcext:value-type="float">
            <text:p>40</text:p>
          </table:table-cell>
          <table:table-cell table:formula="of:=[.E145]+[.D146]" office:value-type="float" office:value="2355" calcext:value-type="float">
            <text:p>2355</text:p>
          </table:table-cell>
          <table:table-cell table:formula="of:=[.F145]+[.D145]" office:value-type="float" office:value="1320" calcext:value-type="float">
            <text:p>13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6]+[.B147]" office:value-type="float" office:value="185" calcext:value-type="float">
            <text:p>185</text:p>
          </table:table-cell>
          <table:table-cell table:style-name="ce7" office:value-type="float" office:value="40" calcext:value-type="float">
            <text:p>40</text:p>
          </table:table-cell>
          <table:table-cell table:formula="of:=[.E146]+[.D147]" office:value-type="float" office:value="2395" calcext:value-type="float">
            <text:p>2395</text:p>
          </table:table-cell>
          <table:table-cell table:formula="of:=[.F146]+[.D146]" office:value-type="float" office:value="1360" calcext:value-type="float">
            <text:p>13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7]+[.B148]" office:value-type="float" office:value="187" calcext:value-type="float">
            <text:p>187</text:p>
          </table:table-cell>
          <table:table-cell table:style-name="ce7" office:value-type="float" office:value="40" calcext:value-type="float">
            <text:p>40</text:p>
          </table:table-cell>
          <table:table-cell table:formula="of:=[.E147]+[.D148]" office:value-type="float" office:value="2435" calcext:value-type="float">
            <text:p>2435</text:p>
          </table:table-cell>
          <table:table-cell table:formula="of:=[.F147]+[.D147]" office:value-type="float" office:value="1400" calcext:value-type="float">
            <text:p>14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8]+[.B149]" office:value-type="float" office:value="189" calcext:value-type="float">
            <text:p>189</text:p>
          </table:table-cell>
          <table:table-cell table:style-name="ce7" office:value-type="float" office:value="40" calcext:value-type="float">
            <text:p>40</text:p>
          </table:table-cell>
          <table:table-cell table:formula="of:=[.E148]+[.D149]" office:value-type="float" office:value="2475" calcext:value-type="float">
            <text:p>2475</text:p>
          </table:table-cell>
          <table:table-cell table:formula="of:=[.F148]+[.D148]" office:value-type="float" office:value="1440" calcext:value-type="float">
            <text:p>14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9]+[.B150]" office:value-type="float" office:value="191" calcext:value-type="float">
            <text:p>191</text:p>
          </table:table-cell>
          <table:table-cell table:style-name="ce7" office:value-type="float" office:value="40" calcext:value-type="float">
            <text:p>40</text:p>
          </table:table-cell>
          <table:table-cell table:formula="of:=[.E149]+[.D150]" office:value-type="float" office:value="2515" calcext:value-type="float">
            <text:p>2515</text:p>
          </table:table-cell>
          <table:table-cell table:formula="of:=[.F149]+[.D149]" office:value-type="float" office:value="1480" calcext:value-type="float">
            <text:p>14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0]+[.B151]" office:value-type="float" office:value="193" calcext:value-type="float">
            <text:p>193</text:p>
          </table:table-cell>
          <table:table-cell table:style-name="ce7" office:value-type="float" office:value="40" calcext:value-type="float">
            <text:p>40</text:p>
          </table:table-cell>
          <table:table-cell table:formula="of:=[.E150]+[.D151]" office:value-type="float" office:value="2555" calcext:value-type="float">
            <text:p>2555</text:p>
          </table:table-cell>
          <table:table-cell table:formula="of:=[.F150]+[.D150]" office:value-type="float" office:value="1520" calcext:value-type="float">
            <text:p>15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1]+[.B152]" office:value-type="float" office:value="195" calcext:value-type="float">
            <text:p>195</text:p>
          </table:table-cell>
          <table:table-cell table:style-name="ce7" office:value-type="float" office:value="40" calcext:value-type="float">
            <text:p>40</text:p>
          </table:table-cell>
          <table:table-cell table:formula="of:=[.E151]+[.D152]" office:value-type="float" office:value="2595" calcext:value-type="float">
            <text:p>2595</text:p>
          </table:table-cell>
          <table:table-cell table:formula="of:=[.F151]+[.D151]" office:value-type="float" office:value="1560" calcext:value-type="float">
            <text:p>15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2]+[.B153]" office:value-type="float" office:value="197" calcext:value-type="float">
            <text:p>197</text:p>
          </table:table-cell>
          <table:table-cell table:style-name="ce7" office:value-type="float" office:value="40" calcext:value-type="float">
            <text:p>40</text:p>
          </table:table-cell>
          <table:table-cell table:formula="of:=[.E152]+[.D153]" office:value-type="float" office:value="2635" calcext:value-type="float">
            <text:p>2635</text:p>
          </table:table-cell>
          <table:table-cell table:formula="of:=[.F152]+[.D15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3]+[.B154]" office:value-type="float" office:value="199" calcext:value-type="float">
            <text:p>199</text:p>
          </table:table-cell>
          <table:table-cell table:style-name="ce7" office:value-type="float" office:value="40" calcext:value-type="float">
            <text:p>40</text:p>
          </table:table-cell>
          <table:table-cell table:formula="of:=[.E153]+[.D154]" office:value-type="float" office:value="2675" calcext:value-type="float">
            <text:p>2675</text:p>
          </table:table-cell>
          <table:table-cell table:formula="of:=[.F153]+[.D153]" office:value-type="float" office:value="1640" calcext:value-type="float">
            <text:p>16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4]+[.B155]" office:value-type="float" office:value="201" calcext:value-type="float">
            <text:p>201</text:p>
          </table:table-cell>
          <table:table-cell table:style-name="ce7" office:value-type="float" office:value="40" calcext:value-type="float">
            <text:p>40</text:p>
          </table:table-cell>
          <table:table-cell table:formula="of:=[.E154]+[.D155]" office:value-type="float" office:value="2715" calcext:value-type="float">
            <text:p>2715</text:p>
          </table:table-cell>
          <table:table-cell table:formula="of:=[.F154]+[.D154]" office:value-type="float" office:value="1680" calcext:value-type="float">
            <text:p>16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5]+[.B156]" office:value-type="float" office:value="203" calcext:value-type="float">
            <text:p>203</text:p>
          </table:table-cell>
          <table:table-cell table:style-name="ce7" office:value-type="float" office:value="40" calcext:value-type="float">
            <text:p>40</text:p>
          </table:table-cell>
          <table:table-cell table:formula="of:=[.E155]+[.D156]" office:value-type="float" office:value="2755" calcext:value-type="float">
            <text:p>2755</text:p>
          </table:table-cell>
          <table:table-cell table:formula="of:=[.F155]+[.D155]" office:value-type="float" office:value="1720" calcext:value-type="float">
            <text:p>17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6]+[.B157]" office:value-type="float" office:value="205" calcext:value-type="float">
            <text:p>205</text:p>
          </table:table-cell>
          <table:table-cell table:style-name="ce7" office:value-type="float" office:value="40" calcext:value-type="float">
            <text:p>40</text:p>
          </table:table-cell>
          <table:table-cell table:formula="of:=[.E156]+[.D157]" office:value-type="float" office:value="2795" calcext:value-type="float">
            <text:p>2795</text:p>
          </table:table-cell>
          <table:table-cell table:formula="of:=[.F156]+[.D156]" office:value-type="float" office:value="1760" calcext:value-type="float">
            <text:p>17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7]+[.B158]" office:value-type="float" office:value="207" calcext:value-type="float">
            <text:p>207</text:p>
          </table:table-cell>
          <table:table-cell table:style-name="ce7" office:value-type="float" office:value="40" calcext:value-type="float">
            <text:p>40</text:p>
          </table:table-cell>
          <table:table-cell table:formula="of:=[.E157]+[.D158]" office:value-type="float" office:value="2835" calcext:value-type="float">
            <text:p>2835</text:p>
          </table:table-cell>
          <table:table-cell table:formula="of:=[.F157]+[.D157]" office:value-type="float" office:value="1800" calcext:value-type="float">
            <text:p>18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8]+[.B159]" office:value-type="float" office:value="209" calcext:value-type="float">
            <text:p>209</text:p>
          </table:table-cell>
          <table:table-cell table:style-name="ce7" office:value-type="float" office:value="40" calcext:value-type="float">
            <text:p>40</text:p>
          </table:table-cell>
          <table:table-cell table:formula="of:=[.E158]+[.D159]" office:value-type="float" office:value="2875" calcext:value-type="float">
            <text:p>2875</text:p>
          </table:table-cell>
          <table:table-cell table:formula="of:=[.F158]+[.D158]" office:value-type="float" office:value="1840" calcext:value-type="float">
            <text:p>18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9]+[.B160]" office:value-type="float" office:value="211" calcext:value-type="float">
            <text:p>211</text:p>
          </table:table-cell>
          <table:table-cell table:style-name="ce7" office:value-type="float" office:value="40" calcext:value-type="float">
            <text:p>40</text:p>
          </table:table-cell>
          <table:table-cell table:formula="of:=[.E159]+[.D160]" office:value-type="float" office:value="2915" calcext:value-type="float">
            <text:p>2915</text:p>
          </table:table-cell>
          <table:table-cell table:formula="of:=[.F159]+[.D159]" office:value-type="float" office:value="1880" calcext:value-type="float">
            <text:p>18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0]+[.B161]" office:value-type="float" office:value="213" calcext:value-type="float">
            <text:p>213</text:p>
          </table:table-cell>
          <table:table-cell table:style-name="ce7" office:value-type="float" office:value="40" calcext:value-type="float">
            <text:p>40</text:p>
          </table:table-cell>
          <table:table-cell table:formula="of:=[.E160]+[.D161]" office:value-type="float" office:value="2955" calcext:value-type="float">
            <text:p>2955</text:p>
          </table:table-cell>
          <table:table-cell table:formula="of:=[.F160]+[.D160]" office:value-type="float" office:value="1920" calcext:value-type="float">
            <text:p>19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1]+[.B162]" office:value-type="float" office:value="215" calcext:value-type="float">
            <text:p>215</text:p>
          </table:table-cell>
          <table:table-cell table:style-name="ce7" office:value-type="float" office:value="40" calcext:value-type="float">
            <text:p>40</text:p>
          </table:table-cell>
          <table:table-cell table:formula="of:=[.E161]+[.D162]" office:value-type="float" office:value="2995" calcext:value-type="float">
            <text:p>2995</text:p>
          </table:table-cell>
          <table:table-cell table:formula="of:=[.F161]+[.D161]" office:value-type="float" office:value="1960" calcext:value-type="float">
            <text:p>19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2]+[.B163]" office:value-type="float" office:value="217" calcext:value-type="float">
            <text:p>217</text:p>
          </table:table-cell>
          <table:table-cell table:style-name="ce7" office:value-type="float" office:value="40" calcext:value-type="float">
            <text:p>40</text:p>
          </table:table-cell>
          <table:table-cell table:formula="of:=[.E162]+[.D163]" office:value-type="float" office:value="3035" calcext:value-type="float">
            <text:p>3035</text:p>
          </table:table-cell>
          <table:table-cell table:formula="of:=[.F162]+[.D162]" office:value-type="float" office:value="2000" calcext:value-type="float">
            <text:p>2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3]+[.B164]" office:value-type="float" office:value="219" calcext:value-type="float">
            <text:p>219</text:p>
          </table:table-cell>
          <table:table-cell table:style-name="ce7" office:value-type="float" office:value="40" calcext:value-type="float">
            <text:p>40</text:p>
          </table:table-cell>
          <table:table-cell table:formula="of:=[.E163]+[.D164]" office:value-type="float" office:value="3075" calcext:value-type="float">
            <text:p>3075</text:p>
          </table:table-cell>
          <table:table-cell table:formula="of:=[.F163]+[.D163]" office:value-type="float" office:value="2040" calcext:value-type="float">
            <text:p>20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4]+[.B165]" office:value-type="float" office:value="221" calcext:value-type="float">
            <text:p>221</text:p>
          </table:table-cell>
          <table:table-cell table:style-name="ce7" office:value-type="float" office:value="40" calcext:value-type="float">
            <text:p>40</text:p>
          </table:table-cell>
          <table:table-cell table:formula="of:=[.E164]+[.D165]" office:value-type="float" office:value="3115" calcext:value-type="float">
            <text:p>3115</text:p>
          </table:table-cell>
          <table:table-cell table:formula="of:=[.F164]+[.D164]" office:value-type="float" office:value="2080" calcext:value-type="float">
            <text:p>20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5]+[.B166]" office:value-type="float" office:value="223" calcext:value-type="float">
            <text:p>223</text:p>
          </table:table-cell>
          <table:table-cell table:style-name="ce7" office:value-type="float" office:value="40" calcext:value-type="float">
            <text:p>40</text:p>
          </table:table-cell>
          <table:table-cell table:formula="of:=[.E165]+[.D166]" office:value-type="float" office:value="3155" calcext:value-type="float">
            <text:p>3155</text:p>
          </table:table-cell>
          <table:table-cell table:formula="of:=[.F165]+[.D165]" office:value-type="float" office:value="2120" calcext:value-type="float">
            <text:p>21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6]+[.B167]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formula="of:=[.E166]+[.D167]" office:value-type="float" office:value="3195" calcext:value-type="float">
            <text:p>3195</text:p>
          </table:table-cell>
          <table:table-cell table:formula="of:=[.F166]+[.D166]" office:value-type="float" office:value="2160" calcext:value-type="float">
            <text:p>21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7]+[.B168]" office:value-type="float" office:value="227" calcext:value-type="float">
            <text:p>227</text:p>
          </table:table-cell>
          <table:table-cell table:style-name="ce7" office:value-type="float" office:value="40" calcext:value-type="float">
            <text:p>40</text:p>
          </table:table-cell>
          <table:table-cell table:formula="of:=[.E167]+[.D168]" office:value-type="float" office:value="3235" calcext:value-type="float">
            <text:p>3235</text:p>
          </table:table-cell>
          <table:table-cell table:formula="of:=[.F167]+[.D167]" office:value-type="float" office:value="2200" calcext:value-type="float">
            <text:p>22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8]+[.B169]" office:value-type="float" office:value="229" calcext:value-type="float">
            <text:p>229</text:p>
          </table:table-cell>
          <table:table-cell table:style-name="ce7" office:value-type="float" office:value="40" calcext:value-type="float">
            <text:p>40</text:p>
          </table:table-cell>
          <table:table-cell table:formula="of:=[.E168]+[.D169]" office:value-type="float" office:value="3275" calcext:value-type="float">
            <text:p>3275</text:p>
          </table:table-cell>
          <table:table-cell table:formula="of:=[.F168]+[.D168]" office:value-type="float" office:value="2240" calcext:value-type="float">
            <text:p>22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9]+[.B170]" office:value-type="float" office:value="231" calcext:value-type="float">
            <text:p>231</text:p>
          </table:table-cell>
          <table:table-cell table:style-name="ce7" office:value-type="float" office:value="40" calcext:value-type="float">
            <text:p>40</text:p>
          </table:table-cell>
          <table:table-cell table:formula="of:=[.E169]+[.D170]" office:value-type="float" office:value="3315" calcext:value-type="float">
            <text:p>3315</text:p>
          </table:table-cell>
          <table:table-cell table:formula="of:=[.F169]+[.D169]" office:value-type="float" office:value="2280" calcext:value-type="float">
            <text:p>22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0]+[.B171]" office:value-type="float" office:value="233" calcext:value-type="float">
            <text:p>233</text:p>
          </table:table-cell>
          <table:table-cell table:style-name="ce7" office:value-type="float" office:value="40" calcext:value-type="float">
            <text:p>40</text:p>
          </table:table-cell>
          <table:table-cell table:formula="of:=[.E170]+[.D171]" office:value-type="float" office:value="3355" calcext:value-type="float">
            <text:p>3355</text:p>
          </table:table-cell>
          <table:table-cell table:formula="of:=[.F170]+[.D170]" office:value-type="float" office:value="2320" calcext:value-type="float">
            <text:p>23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1]+[.B172]" office:value-type="float" office:value="235" calcext:value-type="float">
            <text:p>235</text:p>
          </table:table-cell>
          <table:table-cell table:style-name="ce7" office:value-type="float" office:value="40" calcext:value-type="float">
            <text:p>40</text:p>
          </table:table-cell>
          <table:table-cell table:formula="of:=[.E171]+[.D172]" office:value-type="float" office:value="3395" calcext:value-type="float">
            <text:p>3395</text:p>
          </table:table-cell>
          <table:table-cell table:formula="of:=[.F171]+[.D171]" office:value-type="float" office:value="2360" calcext:value-type="float">
            <text:p>23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2]+[.B173]" office:value-type="float" office:value="237" calcext:value-type="float">
            <text:p>237</text:p>
          </table:table-cell>
          <table:table-cell table:style-name="ce7" office:value-type="float" office:value="40" calcext:value-type="float">
            <text:p>40</text:p>
          </table:table-cell>
          <table:table-cell table:formula="of:=[.E172]+[.D173]" office:value-type="float" office:value="3435" calcext:value-type="float">
            <text:p>3435</text:p>
          </table:table-cell>
          <table:table-cell table:formula="of:=[.F172]+[.D172]" office:value-type="float" office:value="2400" calcext:value-type="float">
            <text:p>24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3]+[.B174]" office:value-type="float" office:value="239" calcext:value-type="float">
            <text:p>239</text:p>
          </table:table-cell>
          <table:table-cell table:style-name="ce7" office:value-type="float" office:value="40" calcext:value-type="float">
            <text:p>40</text:p>
          </table:table-cell>
          <table:table-cell table:formula="of:=[.E173]+[.D174]" office:value-type="float" office:value="3475" calcext:value-type="float">
            <text:p>3475</text:p>
          </table:table-cell>
          <table:table-cell table:formula="of:=[.F173]+[.D173]" office:value-type="float" office:value="2440" calcext:value-type="float">
            <text:p>24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4]+[.B175]" office:value-type="float" office:value="241" calcext:value-type="float">
            <text:p>241</text:p>
          </table:table-cell>
          <table:table-cell table:style-name="ce7" office:value-type="float" office:value="40" calcext:value-type="float">
            <text:p>40</text:p>
          </table:table-cell>
          <table:table-cell table:formula="of:=[.E174]+[.D175]" office:value-type="float" office:value="3515" calcext:value-type="float">
            <text:p>3515</text:p>
          </table:table-cell>
          <table:table-cell table:formula="of:=[.F174]+[.D174]" office:value-type="float" office:value="2480" calcext:value-type="float">
            <text:p>24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5]+[.B176]" office:value-type="float" office:value="243" calcext:value-type="float">
            <text:p>243</text:p>
          </table:table-cell>
          <table:table-cell table:style-name="ce7" office:value-type="float" office:value="40" calcext:value-type="float">
            <text:p>40</text:p>
          </table:table-cell>
          <table:table-cell table:formula="of:=[.E175]+[.D176]" office:value-type="float" office:value="3555" calcext:value-type="float">
            <text:p>3555</text:p>
          </table:table-cell>
          <table:table-cell table:formula="of:=[.F175]+[.D175]" office:value-type="float" office:value="2520" calcext:value-type="float">
            <text:p>25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6]+[.B177]" office:value-type="float" office:value="245" calcext:value-type="float">
            <text:p>245</text:p>
          </table:table-cell>
          <table:table-cell table:style-name="ce7" office:value-type="float" office:value="40" calcext:value-type="float">
            <text:p>40</text:p>
          </table:table-cell>
          <table:table-cell table:formula="of:=[.E176]+[.D177]" office:value-type="float" office:value="3595" calcext:value-type="float">
            <text:p>3595</text:p>
          </table:table-cell>
          <table:table-cell table:formula="of:=[.F176]+[.D176]" office:value-type="float" office:value="2560" calcext:value-type="float">
            <text:p>25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7]+[.B178]" office:value-type="float" office:value="247" calcext:value-type="float">
            <text:p>247</text:p>
          </table:table-cell>
          <table:table-cell table:style-name="ce7" office:value-type="float" office:value="40" calcext:value-type="float">
            <text:p>40</text:p>
          </table:table-cell>
          <table:table-cell table:formula="of:=[.E177]+[.D178]" office:value-type="float" office:value="3635" calcext:value-type="float">
            <text:p>3635</text:p>
          </table:table-cell>
          <table:table-cell table:formula="of:=[.F177]+[.D177]" office:value-type="float" office:value="2600" calcext:value-type="float">
            <text:p>26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8]+[.B179]" office:value-type="float" office:value="249" calcext:value-type="float">
            <text:p>249</text:p>
          </table:table-cell>
          <table:table-cell table:style-name="ce7" office:value-type="float" office:value="40" calcext:value-type="float">
            <text:p>40</text:p>
          </table:table-cell>
          <table:table-cell table:formula="of:=[.E178]+[.D179]" office:value-type="float" office:value="3675" calcext:value-type="float">
            <text:p>3675</text:p>
          </table:table-cell>
          <table:table-cell table:formula="of:=[.F178]+[.D178]" office:value-type="float" office:value="2640" calcext:value-type="float">
            <text:p>26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9]+[.B180]" office:value-type="float" office:value="251" calcext:value-type="float">
            <text:p>251</text:p>
          </table:table-cell>
          <table:table-cell table:style-name="ce7" office:value-type="float" office:value="40" calcext:value-type="float">
            <text:p>40</text:p>
          </table:table-cell>
          <table:table-cell table:formula="of:=[.E179]+[.D180]" office:value-type="float" office:value="3715" calcext:value-type="float">
            <text:p>3715</text:p>
          </table:table-cell>
          <table:table-cell table:formula="of:=[.F179]+[.D179]" office:value-type="float" office:value="2680" calcext:value-type="float">
            <text:p>26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0]+[.B181]" office:value-type="float" office:value="253" calcext:value-type="float">
            <text:p>253</text:p>
          </table:table-cell>
          <table:table-cell table:style-name="ce7" office:value-type="float" office:value="40" calcext:value-type="float">
            <text:p>40</text:p>
          </table:table-cell>
          <table:table-cell table:formula="of:=[.E180]+[.D181]" office:value-type="float" office:value="3755" calcext:value-type="float">
            <text:p>3755</text:p>
          </table:table-cell>
          <table:table-cell table:formula="of:=[.F180]+[.D180]" office:value-type="float" office:value="2720" calcext:value-type="float">
            <text:p>272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1]+[.B182]" office:value-type="float" office:value="255" calcext:value-type="float">
            <text:p>255</text:p>
          </table:table-cell>
          <table:table-cell table:style-name="ce7" office:value-type="float" office:value="40" calcext:value-type="float">
            <text:p>40</text:p>
          </table:table-cell>
          <table:table-cell table:formula="of:=[.E181]+[.D182]" office:value-type="float" office:value="3795" calcext:value-type="float">
            <text:p>3795</text:p>
          </table:table-cell>
          <table:table-cell table:formula="of:=[.F181]+[.D181]" office:value-type="float" office:value="2760" calcext:value-type="float">
            <text:p>276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2]+[.B183]" office:value-type="float" office:value="257" calcext:value-type="float">
            <text:p>257</text:p>
          </table:table-cell>
          <table:table-cell table:style-name="ce7" office:value-type="float" office:value="40" calcext:value-type="float">
            <text:p>40</text:p>
          </table:table-cell>
          <table:table-cell table:formula="of:=[.E182]+[.D183]" office:value-type="float" office:value="3835" calcext:value-type="float">
            <text:p>3835</text:p>
          </table:table-cell>
          <table:table-cell table:formula="of:=[.F182]+[.D182]" office:value-type="float" office:value="2800" calcext:value-type="float">
            <text:p>28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3]+[.B184]" office:value-type="float" office:value="259" calcext:value-type="float">
            <text:p>259</text:p>
          </table:table-cell>
          <table:table-cell table:style-name="ce7" office:value-type="float" office:value="40" calcext:value-type="float">
            <text:p>40</text:p>
          </table:table-cell>
          <table:table-cell table:formula="of:=[.E183]+[.D184]" office:value-type="float" office:value="3875" calcext:value-type="float">
            <text:p>3875</text:p>
          </table:table-cell>
          <table:table-cell table:formula="of:=[.F183]+[.D183]" office:value-type="float" office:value="2840" calcext:value-type="float">
            <text:p>28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4]+[.B185]" office:value-type="float" office:value="261" calcext:value-type="float">
            <text:p>261</text:p>
          </table:table-cell>
          <table:table-cell table:style-name="ce7" office:value-type="float" office:value="40" calcext:value-type="float">
            <text:p>40</text:p>
          </table:table-cell>
          <table:table-cell table:formula="of:=[.E184]+[.D185]" office:value-type="float" office:value="3915" calcext:value-type="float">
            <text:p>3915</text:p>
          </table:table-cell>
          <table:table-cell table:formula="of:=[.F184]+[.D184]" office:value-type="float" office:value="2880" calcext:value-type="float">
            <text:p>288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5]+[.B186]" office:value-type="float" office:value="263" calcext:value-type="float">
            <text:p>263</text:p>
          </table:table-cell>
          <table:table-cell table:style-name="ce7" office:value-type="float" office:value="40" calcext:value-type="float">
            <text:p>40</text:p>
          </table:table-cell>
          <table:table-cell table:formula="of:=[.E185]+[.D186]" office:value-type="float" office:value="3955" calcext:value-type="float">
            <text:p>3955</text:p>
          </table:table-cell>
          <table:table-cell table:formula="of:=[.F185]+[.D185]" office:value-type="float" office:value="2920" calcext:value-type="float">
            <text:p>2920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8" table:formula="of:=[.C186]+[.B187]" office:value-type="float" office:value="265" calcext:value-type="float">
            <text:p>265</text:p>
          </table:table-cell>
          <table:table-cell table:style-name="ce8" office:value-type="float" office:value="40" calcext:value-type="float">
            <text:p>40</text:p>
          </table:table-cell>
          <table:table-cell table:style-name="ce5" table:formula="of:=[.E186]+[.D187]" office:value-type="float" office:value="3995" calcext:value-type="float">
            <text:p>3995</text:p>
          </table:table-cell>
          <table:table-cell table:formula="of:=[.F186]+[.D186]" office:value-type="float" office:value="2960" calcext:value-type="float">
            <text:p>2960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7]+[.B187]" office:value-type="float" office:value="267" calcext:value-type="float">
            <text:p>267</text:p>
          </table:table-cell>
          <table:table-cell table:style-name="ce7" office:value-type="float" office:value="40" calcext:value-type="float">
            <text:p>40</text:p>
          </table:table-cell>
          <table:table-cell table:formula="of:=[.E187]+[.D188]" office:value-type="float" office:value="4035" calcext:value-type="float">
            <text:p>4035</text:p>
          </table:table-cell>
          <table:table-cell table:formula="of:=[.F187]+[.D187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8]+[.B188]" office:value-type="float" office:value="270" calcext:value-type="float">
            <text:p>270</text:p>
          </table:table-cell>
          <table:table-cell table:style-name="ce7" table:formula="of:=[.D188]+[.B188]" office:value-type="float" office:value="43" calcext:value-type="float">
            <text:p>43</text:p>
          </table:table-cell>
          <table:table-cell table:formula="of:=[.E188]+[.D189]" office:value-type="float" office:value="4078" calcext:value-type="float">
            <text:p>4078</text:p>
          </table:table-cell>
          <table:table-cell table:formula="of:=[.F188]+[.D188]" office:value-type="float" office:value="3040" calcext:value-type="float">
            <text:p>304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9]+[.B189]" office:value-type="float" office:value="273" calcext:value-type="float">
            <text:p>273</text:p>
          </table:table-cell>
          <table:table-cell table:style-name="ce7" table:formula="of:=[.D189]+[.B189]" office:value-type="float" office:value="46" calcext:value-type="float">
            <text:p>46</text:p>
          </table:table-cell>
          <table:table-cell table:formula="of:=[.E189]+[.D190]" office:value-type="float" office:value="4124" calcext:value-type="float">
            <text:p>4124</text:p>
          </table:table-cell>
          <table:table-cell table:formula="of:=[.F189]+[.D189]" office:value-type="float" office:value="3083" calcext:value-type="float">
            <text:p>3083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0]+[.B190]" office:value-type="float" office:value="276" calcext:value-type="float">
            <text:p>276</text:p>
          </table:table-cell>
          <table:table-cell table:style-name="ce7" table:formula="of:=[.D190]+[.B190]" office:value-type="float" office:value="49" calcext:value-type="float">
            <text:p>49</text:p>
          </table:table-cell>
          <table:table-cell table:formula="of:=[.E190]+[.D191]" office:value-type="float" office:value="4173" calcext:value-type="float">
            <text:p>4173</text:p>
          </table:table-cell>
          <table:table-cell table:formula="of:=[.F190]+[.D190]" office:value-type="float" office:value="3129" calcext:value-type="float">
            <text:p>3129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1]+[.B191]" office:value-type="float" office:value="279" calcext:value-type="float">
            <text:p>279</text:p>
          </table:table-cell>
          <table:table-cell table:style-name="ce7" table:formula="of:=[.D191]+[.B191]" office:value-type="float" office:value="52" calcext:value-type="float">
            <text:p>52</text:p>
          </table:table-cell>
          <table:table-cell table:formula="of:=[.E191]+[.D192]" office:value-type="float" office:value="4225" calcext:value-type="float">
            <text:p>4225</text:p>
          </table:table-cell>
          <table:table-cell table:formula="of:=[.F191]+[.D191]" office:value-type="float" office:value="3178" calcext:value-type="float">
            <text:p>3178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2]+[.B192]" office:value-type="float" office:value="282" calcext:value-type="float">
            <text:p>282</text:p>
          </table:table-cell>
          <table:table-cell table:style-name="ce7" table:formula="of:=[.D192]+[.B192]" office:value-type="float" office:value="55" calcext:value-type="float">
            <text:p>55</text:p>
          </table:table-cell>
          <table:table-cell table:formula="of:=[.E192]+[.D193]" office:value-type="float" office:value="4280" calcext:value-type="float">
            <text:p>4280</text:p>
          </table:table-cell>
          <table:table-cell table:formula="of:=[.F192]+[.D192]" office:value-type="float" office:value="3230" calcext:value-type="float">
            <text:p>323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3]+[.B193]" office:value-type="float" office:value="285" calcext:value-type="float">
            <text:p>285</text:p>
          </table:table-cell>
          <table:table-cell table:style-name="ce7" table:formula="of:=[.D193]+[.B193]" office:value-type="float" office:value="58" calcext:value-type="float">
            <text:p>58</text:p>
          </table:table-cell>
          <table:table-cell table:formula="of:=[.E193]+[.D194]" office:value-type="float" office:value="4338" calcext:value-type="float">
            <text:p>4338</text:p>
          </table:table-cell>
          <table:table-cell table:formula="of:=[.F193]+[.D193]" office:value-type="float" office:value="3285" calcext:value-type="float">
            <text:p>3285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4]+[.B194]" office:value-type="float" office:value="288" calcext:value-type="float">
            <text:p>288</text:p>
          </table:table-cell>
          <table:table-cell table:style-name="ce7" table:formula="of:=[.D194]+[.B194]" office:value-type="float" office:value="61" calcext:value-type="float">
            <text:p>61</text:p>
          </table:table-cell>
          <table:table-cell table:formula="of:=[.E194]+[.D195]" office:value-type="float" office:value="4399" calcext:value-type="float">
            <text:p>4399</text:p>
          </table:table-cell>
          <table:table-cell table:formula="of:=[.F194]+[.D194]" office:value-type="float" office:value="3343" calcext:value-type="float">
            <text:p>3343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5]+[.B195]" office:value-type="float" office:value="291" calcext:value-type="float">
            <text:p>291</text:p>
          </table:table-cell>
          <table:table-cell table:style-name="ce7" table:formula="of:=[.D195]+[.B195]" office:value-type="float" office:value="64" calcext:value-type="float">
            <text:p>64</text:p>
          </table:table-cell>
          <table:table-cell table:formula="of:=[.E195]+[.D196]" office:value-type="float" office:value="4463" calcext:value-type="float">
            <text:p>4463</text:p>
          </table:table-cell>
          <table:table-cell table:formula="of:=[.F195]+[.D195]" office:value-type="float" office:value="3404" calcext:value-type="float">
            <text:p>3404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6]+[.B196]" office:value-type="float" office:value="294" calcext:value-type="float">
            <text:p>294</text:p>
          </table:table-cell>
          <table:table-cell table:style-name="ce7" table:formula="of:=[.D196]+[.B196]" office:value-type="float" office:value="67" calcext:value-type="float">
            <text:p>67</text:p>
          </table:table-cell>
          <table:table-cell table:formula="of:=[.E196]+[.D197]" office:value-type="float" office:value="4530" calcext:value-type="float">
            <text:p>4530</text:p>
          </table:table-cell>
          <table:table-cell table:formula="of:=[.F196]+[.D196]" office:value-type="float" office:value="3468" calcext:value-type="float">
            <text:p>3468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7]+[.B197]" office:value-type="float" office:value="297" calcext:value-type="float">
            <text:p>297</text:p>
          </table:table-cell>
          <table:table-cell table:style-name="ce7" table:formula="of:=[.D197]+[.B197]" office:value-type="float" office:value="70" calcext:value-type="float">
            <text:p>70</text:p>
          </table:table-cell>
          <table:table-cell table:formula="of:=[.E197]+[.D198]" office:value-type="float" office:value="4600" calcext:value-type="float">
            <text:p>4600</text:p>
          </table:table-cell>
          <table:table-cell table:formula="of:=[.F197]+[.D197]" office:value-type="float" office:value="3535" calcext:value-type="float">
            <text:p>3535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8]+[.B198]" office:value-type="float" office:value="300" calcext:value-type="float">
            <text:p>300</text:p>
          </table:table-cell>
          <table:table-cell table:style-name="ce7" table:formula="of:=[.D198]+[.B198]" office:value-type="float" office:value="73" calcext:value-type="float">
            <text:p>73</text:p>
          </table:table-cell>
          <table:table-cell table:formula="of:=[.E198]+[.D199]" office:value-type="float" office:value="4673" calcext:value-type="float">
            <text:p>4673</text:p>
          </table:table-cell>
          <table:table-cell table:formula="of:=[.F198]+[.D198]" office:value-type="float" office:value="3605" calcext:value-type="float">
            <text:p>3605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9]+[.B199]" office:value-type="float" office:value="303" calcext:value-type="float">
            <text:p>303</text:p>
          </table:table-cell>
          <table:table-cell table:style-name="ce7" table:formula="of:=[.D199]+[.B199]" office:value-type="float" office:value="76" calcext:value-type="float">
            <text:p>76</text:p>
          </table:table-cell>
          <table:table-cell table:formula="of:=[.E199]+[.D200]" office:value-type="float" office:value="4749" calcext:value-type="float">
            <text:p>4749</text:p>
          </table:table-cell>
          <table:table-cell table:formula="of:=[.F199]+[.D199]" office:value-type="float" office:value="3678" calcext:value-type="float">
            <text:p>3678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0]+[.B200]" office:value-type="float" office:value="306" calcext:value-type="float">
            <text:p>306</text:p>
          </table:table-cell>
          <table:table-cell table:style-name="ce7" table:formula="of:=[.D200]+[.B200]" office:value-type="float" office:value="79" calcext:value-type="float">
            <text:p>79</text:p>
          </table:table-cell>
          <table:table-cell table:formula="of:=[.E200]+[.D201]" office:value-type="float" office:value="4828" calcext:value-type="float">
            <text:p>4828</text:p>
          </table:table-cell>
          <table:table-cell table:formula="of:=[.F200]+[.D200]" office:value-type="float" office:value="3754" calcext:value-type="float">
            <text:p>3754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1]+[.B201]" office:value-type="float" office:value="309" calcext:value-type="float">
            <text:p>309</text:p>
          </table:table-cell>
          <table:table-cell table:style-name="ce7" table:formula="of:=[.D201]+[.B201]" office:value-type="float" office:value="82" calcext:value-type="float">
            <text:p>82</text:p>
          </table:table-cell>
          <table:table-cell table:formula="of:=[.E201]+[.D202]" office:value-type="float" office:value="4910" calcext:value-type="float">
            <text:p>4910</text:p>
          </table:table-cell>
          <table:table-cell table:formula="of:=[.F201]+[.D201]" office:value-type="float" office:value="3833" calcext:value-type="float">
            <text:p>3833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2]+[.B202]" office:value-type="float" office:value="312" calcext:value-type="float">
            <text:p>312</text:p>
          </table:table-cell>
          <table:table-cell table:style-name="ce7" table:formula="of:=[.D202]+[.B202]" office:value-type="float" office:value="85" calcext:value-type="float">
            <text:p>85</text:p>
          </table:table-cell>
          <table:table-cell table:formula="of:=[.E202]+[.D203]" office:value-type="float" office:value="4995" calcext:value-type="float">
            <text:p>4995</text:p>
          </table:table-cell>
          <table:table-cell table:formula="of:=[.F202]+[.D202]" office:value-type="float" office:value="3915" calcext:value-type="float">
            <text:p>3915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3]+[.B203]" office:value-type="float" office:value="315" calcext:value-type="float">
            <text:p>315</text:p>
          </table:table-cell>
          <table:table-cell table:style-name="ce7" table:formula="of:=[.D203]+[.B203]" office:value-type="float" office:value="88" calcext:value-type="float">
            <text:p>88</text:p>
          </table:table-cell>
          <table:table-cell table:formula="of:=[.E203]+[.D204]" office:value-type="float" office:value="5083" calcext:value-type="float">
            <text:p>508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4]+[.B204]" office:value-type="float" office:value="318" calcext:value-type="float">
            <text:p>318</text:p>
          </table:table-cell>
          <table:table-cell table:style-name="ce7" office:value-type="float" office:value="90" calcext:value-type="float">
            <text:p>90</text:p>
          </table:table-cell>
          <table:table-cell table:formula="of:=[.E204]+[.D205]" office:value-type="float" office:value="5173" calcext:value-type="float">
            <text:p>51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5]+[.B205]" office:value-type="float" office:value="321" calcext:value-type="float">
            <text:p>321</text:p>
          </table:table-cell>
          <table:table-cell table:style-name="ce7" office:value-type="float" office:value="90" calcext:value-type="float">
            <text:p>90</text:p>
          </table:table-cell>
          <table:table-cell table:formula="of:=[.E205]+[.D206]" office:value-type="float" office:value="5263" calcext:value-type="float">
            <text:p>52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6]+[.B206]" office:value-type="float" office:value="324" calcext:value-type="float">
            <text:p>324</text:p>
          </table:table-cell>
          <table:table-cell table:style-name="ce7" office:value-type="float" office:value="90" calcext:value-type="float">
            <text:p>90</text:p>
          </table:table-cell>
          <table:table-cell table:formula="of:=[.E206]+[.D207]" office:value-type="float" office:value="5353" calcext:value-type="float">
            <text:p>53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7]+[.B207]" office:value-type="float" office:value="327" calcext:value-type="float">
            <text:p>327</text:p>
          </table:table-cell>
          <table:table-cell table:style-name="ce7" office:value-type="float" office:value="90" calcext:value-type="float">
            <text:p>90</text:p>
          </table:table-cell>
          <table:table-cell table:formula="of:=[.E207]+[.D208]" office:value-type="float" office:value="5443" calcext:value-type="float">
            <text:p>54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8]+[.B208]" office:value-type="float" office:value="330" calcext:value-type="float">
            <text:p>330</text:p>
          </table:table-cell>
          <table:table-cell table:style-name="ce7" office:value-type="float" office:value="90" calcext:value-type="float">
            <text:p>90</text:p>
          </table:table-cell>
          <table:table-cell table:formula="of:=[.E208]+[.D209]" office:value-type="float" office:value="5533" calcext:value-type="float">
            <text:p>55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9]+[.B209]" office:value-type="float" office:value="333" calcext:value-type="float">
            <text:p>333</text:p>
          </table:table-cell>
          <table:table-cell table:style-name="ce7" office:value-type="float" office:value="90" calcext:value-type="float">
            <text:p>90</text:p>
          </table:table-cell>
          <table:table-cell table:formula="of:=[.E209]+[.D210]" office:value-type="float" office:value="5623" calcext:value-type="float">
            <text:p>56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0]+[.B210]" office:value-type="float" office:value="336" calcext:value-type="float">
            <text:p>336</text:p>
          </table:table-cell>
          <table:table-cell table:style-name="ce7" office:value-type="float" office:value="90" calcext:value-type="float">
            <text:p>90</text:p>
          </table:table-cell>
          <table:table-cell table:formula="of:=[.E210]+[.D211]" office:value-type="float" office:value="5713" calcext:value-type="float">
            <text:p>571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1]+[.B211]" office:value-type="float" office:value="339" calcext:value-type="float">
            <text:p>339</text:p>
          </table:table-cell>
          <table:table-cell table:style-name="ce7" office:value-type="float" office:value="90" calcext:value-type="float">
            <text:p>90</text:p>
          </table:table-cell>
          <table:table-cell table:formula="of:=[.E211]+[.D212]" office:value-type="float" office:value="5803" calcext:value-type="float">
            <text:p>580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2]+[.B212]" office:value-type="float" office:value="342" calcext:value-type="float">
            <text:p>342</text:p>
          </table:table-cell>
          <table:table-cell table:style-name="ce7" office:value-type="float" office:value="90" calcext:value-type="float">
            <text:p>90</text:p>
          </table:table-cell>
          <table:table-cell table:formula="of:=[.E212]+[.D213]" office:value-type="float" office:value="5893" calcext:value-type="float">
            <text:p>589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3]+[.B213]" office:value-type="float" office:value="345" calcext:value-type="float">
            <text:p>345</text:p>
          </table:table-cell>
          <table:table-cell table:style-name="ce7" office:value-type="float" office:value="90" calcext:value-type="float">
            <text:p>90</text:p>
          </table:table-cell>
          <table:table-cell table:formula="of:=[.E213]+[.D214]" office:value-type="float" office:value="5983" calcext:value-type="float">
            <text:p>598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4]+[.B214]" office:value-type="float" office:value="348" calcext:value-type="float">
            <text:p>348</text:p>
          </table:table-cell>
          <table:table-cell table:style-name="ce7" office:value-type="float" office:value="90" calcext:value-type="float">
            <text:p>90</text:p>
          </table:table-cell>
          <table:table-cell table:formula="of:=[.E214]+[.D215]" office:value-type="float" office:value="6073" calcext:value-type="float">
            <text:p>60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5]+[.B215]" office:value-type="float" office:value="351" calcext:value-type="float">
            <text:p>351</text:p>
          </table:table-cell>
          <table:table-cell table:style-name="ce7" office:value-type="float" office:value="90" calcext:value-type="float">
            <text:p>90</text:p>
          </table:table-cell>
          <table:table-cell table:formula="of:=[.E215]+[.D216]" office:value-type="float" office:value="6163" calcext:value-type="float">
            <text:p>61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6]+[.B216]" office:value-type="float" office:value="354" calcext:value-type="float">
            <text:p>354</text:p>
          </table:table-cell>
          <table:table-cell table:style-name="ce7" office:value-type="float" office:value="90" calcext:value-type="float">
            <text:p>90</text:p>
          </table:table-cell>
          <table:table-cell table:formula="of:=[.E216]+[.D217]" office:value-type="float" office:value="6253" calcext:value-type="float">
            <text:p>62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7]+[.B217]" office:value-type="float" office:value="357" calcext:value-type="float">
            <text:p>357</text:p>
          </table:table-cell>
          <table:table-cell table:style-name="ce7" office:value-type="float" office:value="90" calcext:value-type="float">
            <text:p>90</text:p>
          </table:table-cell>
          <table:table-cell table:formula="of:=[.E217]+[.D218]" office:value-type="float" office:value="6343" calcext:value-type="float">
            <text:p>63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8]+[.B218]" office:value-type="float" office:value="360" calcext:value-type="float">
            <text:p>360</text:p>
          </table:table-cell>
          <table:table-cell table:style-name="ce7" office:value-type="float" office:value="90" calcext:value-type="float">
            <text:p>90</text:p>
          </table:table-cell>
          <table:table-cell table:formula="of:=[.E218]+[.D219]" office:value-type="float" office:value="6433" calcext:value-type="float">
            <text:p>64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9]+[.B219]" office:value-type="float" office:value="363" calcext:value-type="float">
            <text:p>363</text:p>
          </table:table-cell>
          <table:table-cell table:style-name="ce7" office:value-type="float" office:value="90" calcext:value-type="float">
            <text:p>90</text:p>
          </table:table-cell>
          <table:table-cell table:formula="of:=[.E219]+[.D220]" office:value-type="float" office:value="6523" calcext:value-type="float">
            <text:p>65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0]+[.B220]" office:value-type="float" office:value="366" calcext:value-type="float">
            <text:p>366</text:p>
          </table:table-cell>
          <table:table-cell table:style-name="ce7" office:value-type="float" office:value="90" calcext:value-type="float">
            <text:p>90</text:p>
          </table:table-cell>
          <table:table-cell table:formula="of:=[.E220]+[.D221]" office:value-type="float" office:value="6613" calcext:value-type="float">
            <text:p>661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1]+[.B221]" office:value-type="float" office:value="369" calcext:value-type="float">
            <text:p>369</text:p>
          </table:table-cell>
          <table:table-cell table:style-name="ce7" office:value-type="float" office:value="90" calcext:value-type="float">
            <text:p>90</text:p>
          </table:table-cell>
          <table:table-cell table:formula="of:=[.E221]+[.D222]" office:value-type="float" office:value="6703" calcext:value-type="float">
            <text:p>670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2]+[.B222]" office:value-type="float" office:value="372" calcext:value-type="float">
            <text:p>372</text:p>
          </table:table-cell>
          <table:table-cell table:style-name="ce7" office:value-type="float" office:value="90" calcext:value-type="float">
            <text:p>90</text:p>
          </table:table-cell>
          <table:table-cell table:formula="of:=[.E222]+[.D223]" office:value-type="float" office:value="6793" calcext:value-type="float">
            <text:p>679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3]+[.B223]" office:value-type="float" office:value="375" calcext:value-type="float">
            <text:p>375</text:p>
          </table:table-cell>
          <table:table-cell table:style-name="ce7" office:value-type="float" office:value="90" calcext:value-type="float">
            <text:p>90</text:p>
          </table:table-cell>
          <table:table-cell table:formula="of:=[.E223]+[.D224]" office:value-type="float" office:value="6883" calcext:value-type="float">
            <text:p>688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4]+[.B224]" office:value-type="float" office:value="378" calcext:value-type="float">
            <text:p>378</text:p>
          </table:table-cell>
          <table:table-cell table:style-name="ce7" office:value-type="float" office:value="90" calcext:value-type="float">
            <text:p>90</text:p>
          </table:table-cell>
          <table:table-cell table:formula="of:=[.E224]+[.D225]" office:value-type="float" office:value="6973" calcext:value-type="float">
            <text:p>69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5]+[.B225]" office:value-type="float" office:value="381" calcext:value-type="float">
            <text:p>381</text:p>
          </table:table-cell>
          <table:table-cell table:style-name="ce7" office:value-type="float" office:value="90" calcext:value-type="float">
            <text:p>90</text:p>
          </table:table-cell>
          <table:table-cell table:formula="of:=[.E225]+[.D226]" office:value-type="float" office:value="7063" calcext:value-type="float">
            <text:p>70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6]+[.B226]" office:value-type="float" office:value="384" calcext:value-type="float">
            <text:p>384</text:p>
          </table:table-cell>
          <table:table-cell table:style-name="ce7" office:value-type="float" office:value="90" calcext:value-type="float">
            <text:p>90</text:p>
          </table:table-cell>
          <table:table-cell table:formula="of:=[.E226]+[.D227]" office:value-type="float" office:value="7153" calcext:value-type="float">
            <text:p>71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7]+[.B227]" office:value-type="float" office:value="387" calcext:value-type="float">
            <text:p>387</text:p>
          </table:table-cell>
          <table:table-cell table:style-name="ce7" office:value-type="float" office:value="90" calcext:value-type="float">
            <text:p>90</text:p>
          </table:table-cell>
          <table:table-cell table:formula="of:=[.E227]+[.D228]" office:value-type="float" office:value="7243" calcext:value-type="float">
            <text:p>72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8]+[.B228]" office:value-type="float" office:value="390" calcext:value-type="float">
            <text:p>390</text:p>
          </table:table-cell>
          <table:table-cell table:style-name="ce7" office:value-type="float" office:value="90" calcext:value-type="float">
            <text:p>90</text:p>
          </table:table-cell>
          <table:table-cell table:formula="of:=[.E228]+[.D229]" office:value-type="float" office:value="7333" calcext:value-type="float">
            <text:p>73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9]+[.B229]" office:value-type="float" office:value="393" calcext:value-type="float">
            <text:p>393</text:p>
          </table:table-cell>
          <table:table-cell table:style-name="ce7" office:value-type="float" office:value="90" calcext:value-type="float">
            <text:p>90</text:p>
          </table:table-cell>
          <table:table-cell table:formula="of:=[.E229]+[.D230]" office:value-type="float" office:value="7423" calcext:value-type="float">
            <text:p>74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0]+[.B230]" office:value-type="float" office:value="396" calcext:value-type="float">
            <text:p>396</text:p>
          </table:table-cell>
          <table:table-cell table:style-name="ce7" office:value-type="float" office:value="90" calcext:value-type="float">
            <text:p>90</text:p>
          </table:table-cell>
          <table:table-cell table:formula="of:=[.E230]+[.D231]" office:value-type="float" office:value="7513" calcext:value-type="float">
            <text:p>751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1]+[.B231]" office:value-type="float" office:value="399" calcext:value-type="float">
            <text:p>399</text:p>
          </table:table-cell>
          <table:table-cell table:style-name="ce7" office:value-type="float" office:value="90" calcext:value-type="float">
            <text:p>90</text:p>
          </table:table-cell>
          <table:table-cell table:formula="of:=[.E231]+[.D232]" office:value-type="float" office:value="7603" calcext:value-type="float">
            <text:p>760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2]+[.B232]" office:value-type="float" office:value="402" calcext:value-type="float">
            <text:p>402</text:p>
          </table:table-cell>
          <table:table-cell table:style-name="ce7" office:value-type="float" office:value="90" calcext:value-type="float">
            <text:p>90</text:p>
          </table:table-cell>
          <table:table-cell table:formula="of:=[.E232]+[.D233]" office:value-type="float" office:value="7693" calcext:value-type="float">
            <text:p>769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3]+[.B233]" office:value-type="float" office:value="405" calcext:value-type="float">
            <text:p>405</text:p>
          </table:table-cell>
          <table:table-cell table:style-name="ce7" office:value-type="float" office:value="90" calcext:value-type="float">
            <text:p>90</text:p>
          </table:table-cell>
          <table:table-cell table:formula="of:=[.E233]+[.D234]" office:value-type="float" office:value="7783" calcext:value-type="float">
            <text:p>778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4]+[.B234]" office:value-type="float" office:value="408" calcext:value-type="float">
            <text:p>408</text:p>
          </table:table-cell>
          <table:table-cell table:style-name="ce7" office:value-type="float" office:value="90" calcext:value-type="float">
            <text:p>90</text:p>
          </table:table-cell>
          <table:table-cell table:formula="of:=[.E234]+[.D235]" office:value-type="float" office:value="7873" calcext:value-type="float">
            <text:p>78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5]+[.B235]" office:value-type="float" office:value="411" calcext:value-type="float">
            <text:p>411</text:p>
          </table:table-cell>
          <table:table-cell table:style-name="ce7" office:value-type="float" office:value="90" calcext:value-type="float">
            <text:p>90</text:p>
          </table:table-cell>
          <table:table-cell table:formula="of:=[.E235]+[.D236]" office:value-type="float" office:value="7963" calcext:value-type="float">
            <text:p>79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6]+[.B236]" office:value-type="float" office:value="414" calcext:value-type="float">
            <text:p>414</text:p>
          </table:table-cell>
          <table:table-cell table:style-name="ce7" office:value-type="float" office:value="90" calcext:value-type="float">
            <text:p>90</text:p>
          </table:table-cell>
          <table:table-cell table:formula="of:=[.E236]+[.D237]" office:value-type="float" office:value="8053" calcext:value-type="float">
            <text:p>80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7]+[.B237]" office:value-type="float" office:value="417" calcext:value-type="float">
            <text:p>417</text:p>
          </table:table-cell>
          <table:table-cell table:style-name="ce7" office:value-type="float" office:value="90" calcext:value-type="float">
            <text:p>90</text:p>
          </table:table-cell>
          <table:table-cell table:formula="of:=[.E237]+[.D238]" office:value-type="float" office:value="8143" calcext:value-type="float">
            <text:p>81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8]+[.B238]" office:value-type="float" office:value="420" calcext:value-type="float">
            <text:p>420</text:p>
          </table:table-cell>
          <table:table-cell table:style-name="ce7" office:value-type="float" office:value="90" calcext:value-type="float">
            <text:p>90</text:p>
          </table:table-cell>
          <table:table-cell table:formula="of:=[.E238]+[.D239]" office:value-type="float" office:value="8233" calcext:value-type="float">
            <text:p>82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9]+[.B239]" office:value-type="float" office:value="423" calcext:value-type="float">
            <text:p>423</text:p>
          </table:table-cell>
          <table:table-cell table:style-name="ce7" office:value-type="float" office:value="90" calcext:value-type="float">
            <text:p>90</text:p>
          </table:table-cell>
          <table:table-cell table:formula="of:=[.E239]+[.D240]" office:value-type="float" office:value="8323" calcext:value-type="float">
            <text:p>83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0]+[.B240]" office:value-type="float" office:value="426" calcext:value-type="float">
            <text:p>426</text:p>
          </table:table-cell>
          <table:table-cell table:style-name="ce7" office:value-type="float" office:value="90" calcext:value-type="float">
            <text:p>90</text:p>
          </table:table-cell>
          <table:table-cell table:formula="of:=[.E240]+[.D241]" office:value-type="float" office:value="8413" calcext:value-type="float">
            <text:p>841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1]+[.B241]" office:value-type="float" office:value="429" calcext:value-type="float">
            <text:p>429</text:p>
          </table:table-cell>
          <table:table-cell table:style-name="ce7" office:value-type="float" office:value="90" calcext:value-type="float">
            <text:p>90</text:p>
          </table:table-cell>
          <table:table-cell table:formula="of:=[.E241]+[.D242]" office:value-type="float" office:value="8503" calcext:value-type="float">
            <text:p>850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2]+[.B242]" office:value-type="float" office:value="432" calcext:value-type="float">
            <text:p>432</text:p>
          </table:table-cell>
          <table:table-cell table:style-name="ce7" office:value-type="float" office:value="90" calcext:value-type="float">
            <text:p>90</text:p>
          </table:table-cell>
          <table:table-cell table:formula="of:=[.E242]+[.D243]" office:value-type="float" office:value="8593" calcext:value-type="float">
            <text:p>859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3]+[.B243]" office:value-type="float" office:value="435" calcext:value-type="float">
            <text:p>435</text:p>
          </table:table-cell>
          <table:table-cell table:style-name="ce7" office:value-type="float" office:value="90" calcext:value-type="float">
            <text:p>90</text:p>
          </table:table-cell>
          <table:table-cell table:formula="of:=[.E243]+[.D244]" office:value-type="float" office:value="8683" calcext:value-type="float">
            <text:p>868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4]+[.B244]" office:value-type="float" office:value="438" calcext:value-type="float">
            <text:p>438</text:p>
          </table:table-cell>
          <table:table-cell table:style-name="ce7" office:value-type="float" office:value="90" calcext:value-type="float">
            <text:p>90</text:p>
          </table:table-cell>
          <table:table-cell table:formula="of:=[.E244]+[.D245]" office:value-type="float" office:value="8773" calcext:value-type="float">
            <text:p>87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5]+[.B245]" office:value-type="float" office:value="441" calcext:value-type="float">
            <text:p>441</text:p>
          </table:table-cell>
          <table:table-cell table:style-name="ce7" office:value-type="float" office:value="90" calcext:value-type="float">
            <text:p>90</text:p>
          </table:table-cell>
          <table:table-cell table:formula="of:=[.E245]+[.D246]" office:value-type="float" office:value="8863" calcext:value-type="float">
            <text:p>88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6]+[.B246]" office:value-type="float" office:value="444" calcext:value-type="float">
            <text:p>444</text:p>
          </table:table-cell>
          <table:table-cell table:style-name="ce7" office:value-type="float" office:value="90" calcext:value-type="float">
            <text:p>90</text:p>
          </table:table-cell>
          <table:table-cell table:formula="of:=[.E246]+[.D247]" office:value-type="float" office:value="8953" calcext:value-type="float">
            <text:p>8953</text:p>
          </table:table-cell>
          <table:table-cell table:number-columns-repeated="1019"/>
        </table:table-row>
        <table:table-row table:style-name="ro4">
          <table:table-cell table:style-name="ce6"/>
          <table:table-cell table:style-name="ce9" office:value-type="float" office:value="4" calcext:value-type="float">
            <text:p>4</text:p>
          </table:table-cell>
          <table:table-cell table:style-name="ce9" table:formula="of:=[.C247]+[.B247]" office:value-type="float" office:value="447" calcext:value-type="float">
            <text:p>447</text:p>
          </table:table-cell>
          <table:table-cell table:style-name="ce9" office:value-type="float" office:value="90" calcext:value-type="float">
            <text:p>90</text:p>
          </table:table-cell>
          <table:table-cell table:style-name="ce6" table:formula="of:=[.E247]+[.D248]" office:value-type="float" office:value="9043" calcext:value-type="float">
            <text:p>9043</text:p>
          </table:table-cell>
          <table:table-cell table:style-name="ce6" table:number-columns-repeated="21"/>
          <table:table-cell table:number-columns-repeated="998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48]+[.B248]" office:value-type="float" office:value="451" calcext:value-type="float">
            <text:p>451</text:p>
          </table:table-cell>
          <table:table-cell table:style-name="ce7" table:formula="of:=[.D248]+[.B248]" office:value-type="float" office:value="94" calcext:value-type="float">
            <text:p>94</text:p>
          </table:table-cell>
          <table:table-cell table:formula="of:=[.E248]+[.D249]" office:value-type="float" office:value="9137" calcext:value-type="float">
            <text:p>913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49]+[.B249]" office:value-type="float" office:value="455" calcext:value-type="float">
            <text:p>455</text:p>
          </table:table-cell>
          <table:table-cell table:style-name="ce7" table:formula="of:=[.D249]+[.B249]" office:value-type="float" office:value="98" calcext:value-type="float">
            <text:p>98</text:p>
          </table:table-cell>
          <table:table-cell table:formula="of:=[.E249]+[.D250]" office:value-type="float" office:value="9235" calcext:value-type="float">
            <text:p>92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0]+[.B250]" office:value-type="float" office:value="459" calcext:value-type="float">
            <text:p>459</text:p>
          </table:table-cell>
          <table:table-cell table:style-name="ce7" table:formula="of:=[.D250]+[.B250]" office:value-type="float" office:value="102" calcext:value-type="float">
            <text:p>102</text:p>
          </table:table-cell>
          <table:table-cell table:formula="of:=[.E250]+[.D251]" office:value-type="float" office:value="9337" calcext:value-type="float">
            <text:p>933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1]+[.B251]" office:value-type="float" office:value="463" calcext:value-type="float">
            <text:p>463</text:p>
          </table:table-cell>
          <table:table-cell table:style-name="ce7" table:formula="of:=[.D251]+[.B251]" office:value-type="float" office:value="106" calcext:value-type="float">
            <text:p>106</text:p>
          </table:table-cell>
          <table:table-cell table:formula="of:=[.E251]+[.D252]" office:value-type="float" office:value="9443" calcext:value-type="float">
            <text:p>94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2]+[.B252]" office:value-type="float" office:value="467" calcext:value-type="float">
            <text:p>467</text:p>
          </table:table-cell>
          <table:table-cell table:style-name="ce7" table:formula="of:=[.D252]+[.B252]" office:value-type="float" office:value="110" calcext:value-type="float">
            <text:p>110</text:p>
          </table:table-cell>
          <table:table-cell table:formula="of:=[.E252]+[.D253]" office:value-type="float" office:value="9553" calcext:value-type="float">
            <text:p>95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3]+[.B253]" office:value-type="float" office:value="471" calcext:value-type="float">
            <text:p>471</text:p>
          </table:table-cell>
          <table:table-cell table:style-name="ce7" table:formula="of:=[.D253]+[.B253]" office:value-type="float" office:value="114" calcext:value-type="float">
            <text:p>114</text:p>
          </table:table-cell>
          <table:table-cell table:formula="of:=[.E253]+[.D254]" office:value-type="float" office:value="9667" calcext:value-type="float">
            <text:p>966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4]+[.B254]" office:value-type="float" office:value="475" calcext:value-type="float">
            <text:p>475</text:p>
          </table:table-cell>
          <table:table-cell table:style-name="ce7" table:formula="of:=[.D254]+[.B254]" office:value-type="float" office:value="118" calcext:value-type="float">
            <text:p>118</text:p>
          </table:table-cell>
          <table:table-cell table:formula="of:=[.E254]+[.D255]" office:value-type="float" office:value="9785" calcext:value-type="float">
            <text:p>97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5]+[.B255]" office:value-type="float" office:value="479" calcext:value-type="float">
            <text:p>479</text:p>
          </table:table-cell>
          <table:table-cell table:style-name="ce7" table:formula="of:=[.D255]+[.B255]" office:value-type="float" office:value="122" calcext:value-type="float">
            <text:p>122</text:p>
          </table:table-cell>
          <table:table-cell table:formula="of:=[.E255]+[.D256]" office:value-type="float" office:value="9907" calcext:value-type="float">
            <text:p>990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6]+[.B256]" office:value-type="float" office:value="483" calcext:value-type="float">
            <text:p>483</text:p>
          </table:table-cell>
          <table:table-cell table:style-name="ce7" table:formula="of:=[.D256]+[.B256]" office:value-type="float" office:value="126" calcext:value-type="float">
            <text:p>126</text:p>
          </table:table-cell>
          <table:table-cell table:formula="of:=[.E256]+[.D257]" office:value-type="float" office:value="10033" calcext:value-type="float">
            <text:p>100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7]+[.B257]" office:value-type="float" office:value="487" calcext:value-type="float">
            <text:p>487</text:p>
          </table:table-cell>
          <table:table-cell table:style-name="ce7" table:formula="of:=[.D257]+[.B257]" office:value-type="float" office:value="130" calcext:value-type="float">
            <text:p>130</text:p>
          </table:table-cell>
          <table:table-cell table:formula="of:=[.E257]+[.D258]" office:value-type="float" office:value="10163" calcext:value-type="float">
            <text:p>101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8]+[.B258]" office:value-type="float" office:value="491" calcext:value-type="float">
            <text:p>491</text:p>
          </table:table-cell>
          <table:table-cell table:style-name="ce7" table:formula="of:=[.D258]+[.B258]" office:value-type="float" office:value="134" calcext:value-type="float">
            <text:p>134</text:p>
          </table:table-cell>
          <table:table-cell table:formula="of:=[.E258]+[.D259]" office:value-type="float" office:value="10297" calcext:value-type="float">
            <text:p>1029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9]+[.B259]" office:value-type="float" office:value="495" calcext:value-type="float">
            <text:p>495</text:p>
          </table:table-cell>
          <table:table-cell table:style-name="ce7" table:formula="of:=[.D259]+[.B259]" office:value-type="float" office:value="138" calcext:value-type="float">
            <text:p>138</text:p>
          </table:table-cell>
          <table:table-cell table:formula="of:=[.E259]+[.D260]" office:value-type="float" office:value="10435" calcext:value-type="float">
            <text:p>104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0]+[.B260]" office:value-type="float" office:value="499" calcext:value-type="float">
            <text:p>499</text:p>
          </table:table-cell>
          <table:table-cell table:style-name="ce7" table:formula="of:=[.D260]+[.B260]" office:value-type="float" office:value="142" calcext:value-type="float">
            <text:p>142</text:p>
          </table:table-cell>
          <table:table-cell table:formula="of:=[.E260]+[.D261]" office:value-type="float" office:value="10577" calcext:value-type="float">
            <text:p>1057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1]+[.B261]" office:value-type="float" office:value="503" calcext:value-type="float">
            <text:p>503</text:p>
          </table:table-cell>
          <table:table-cell table:style-name="ce7" table:formula="of:=[.D261]+[.B261]" office:value-type="float" office:value="146" calcext:value-type="float">
            <text:p>146</text:p>
          </table:table-cell>
          <table:table-cell table:formula="of:=[.E261]+[.D262]" office:value-type="float" office:value="10723" calcext:value-type="float">
            <text:p>107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2]+[.B262]" office:value-type="float" office:value="507" calcext:value-type="float">
            <text:p>507</text:p>
          </table:table-cell>
          <table:table-cell table:style-name="ce7" table:formula="of:=[.D262]+[.B262]" office:value-type="float" office:value="150" calcext:value-type="float">
            <text:p>150</text:p>
          </table:table-cell>
          <table:table-cell table:formula="of:=[.E262]+[.D263]" office:value-type="float" office:value="10873" calcext:value-type="float">
            <text:p>108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3]+[.B263]" office:value-type="float" office:value="511" calcext:value-type="float">
            <text:p>511</text:p>
          </table:table-cell>
          <table:table-cell table:style-name="ce7" table:formula="of:=[.D263]+[.B263]" office:value-type="float" office:value="154" calcext:value-type="float">
            <text:p>154</text:p>
          </table:table-cell>
          <table:table-cell table:formula="of:=[.E263]+[.D264]" office:value-type="float" office:value="11027" calcext:value-type="float">
            <text:p>1102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4]+[.B264]" office:value-type="float" office:value="515" calcext:value-type="float">
            <text:p>515</text:p>
          </table:table-cell>
          <table:table-cell table:style-name="ce7" table:formula="of:=[.D264]+[.B264]" office:value-type="float" office:value="158" calcext:value-type="float">
            <text:p>158</text:p>
          </table:table-cell>
          <table:table-cell table:formula="of:=[.E264]+[.D265]" office:value-type="float" office:value="11185" calcext:value-type="float">
            <text:p>111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5]+[.B265]" office:value-type="float" office:value="519" calcext:value-type="float">
            <text:p>519</text:p>
          </table:table-cell>
          <table:table-cell table:style-name="ce7" office:value-type="float" office:value="160" calcext:value-type="float">
            <text:p>160</text:p>
          </table:table-cell>
          <table:table-cell table:formula="of:=[.E265]+[.D266]" office:value-type="float" office:value="11345" calcext:value-type="float">
            <text:p>113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6]+[.B266]" office:value-type="float" office:value="523" calcext:value-type="float">
            <text:p>523</text:p>
          </table:table-cell>
          <table:table-cell table:style-name="ce7" office:value-type="float" office:value="160" calcext:value-type="float">
            <text:p>160</text:p>
          </table:table-cell>
          <table:table-cell table:formula="of:=[.E266]+[.D267]" office:value-type="float" office:value="11505" calcext:value-type="float">
            <text:p>115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7]+[.B267]" office:value-type="float" office:value="527" calcext:value-type="float">
            <text:p>527</text:p>
          </table:table-cell>
          <table:table-cell table:style-name="ce7" office:value-type="float" office:value="160" calcext:value-type="float">
            <text:p>160</text:p>
          </table:table-cell>
          <table:table-cell table:formula="of:=[.E267]+[.D268]" office:value-type="float" office:value="11665" calcext:value-type="float">
            <text:p>116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8]+[.B268]" office:value-type="float" office:value="531" calcext:value-type="float">
            <text:p>531</text:p>
          </table:table-cell>
          <table:table-cell table:style-name="ce7" office:value-type="float" office:value="160" calcext:value-type="float">
            <text:p>160</text:p>
          </table:table-cell>
          <table:table-cell table:formula="of:=[.E268]+[.D269]" office:value-type="float" office:value="11825" calcext:value-type="float">
            <text:p>118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9]+[.B269]" office:value-type="float" office:value="535" calcext:value-type="float">
            <text:p>535</text:p>
          </table:table-cell>
          <table:table-cell table:style-name="ce7" office:value-type="float" office:value="160" calcext:value-type="float">
            <text:p>160</text:p>
          </table:table-cell>
          <table:table-cell table:formula="of:=[.E269]+[.D270]" office:value-type="float" office:value="11985" calcext:value-type="float">
            <text:p>119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0]+[.B270]" office:value-type="float" office:value="539" calcext:value-type="float">
            <text:p>539</text:p>
          </table:table-cell>
          <table:table-cell table:style-name="ce7" office:value-type="float" office:value="160" calcext:value-type="float">
            <text:p>160</text:p>
          </table:table-cell>
          <table:table-cell table:formula="of:=[.E270]+[.D271]" office:value-type="float" office:value="12145" calcext:value-type="float">
            <text:p>121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1]+[.B271]" office:value-type="float" office:value="543" calcext:value-type="float">
            <text:p>543</text:p>
          </table:table-cell>
          <table:table-cell table:style-name="ce7" office:value-type="float" office:value="160" calcext:value-type="float">
            <text:p>160</text:p>
          </table:table-cell>
          <table:table-cell table:formula="of:=[.E271]+[.D272]" office:value-type="float" office:value="12305" calcext:value-type="float">
            <text:p>123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2]+[.B272]" office:value-type="float" office:value="547" calcext:value-type="float">
            <text:p>547</text:p>
          </table:table-cell>
          <table:table-cell table:style-name="ce7" office:value-type="float" office:value="160" calcext:value-type="float">
            <text:p>160</text:p>
          </table:table-cell>
          <table:table-cell table:formula="of:=[.E272]+[.D273]" office:value-type="float" office:value="12465" calcext:value-type="float">
            <text:p>124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3]+[.B273]" office:value-type="float" office:value="551" calcext:value-type="float">
            <text:p>551</text:p>
          </table:table-cell>
          <table:table-cell table:style-name="ce7" office:value-type="float" office:value="160" calcext:value-type="float">
            <text:p>160</text:p>
          </table:table-cell>
          <table:table-cell table:formula="of:=[.E273]+[.D274]" office:value-type="float" office:value="12625" calcext:value-type="float">
            <text:p>126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4]+[.B274]" office:value-type="float" office:value="555" calcext:value-type="float">
            <text:p>555</text:p>
          </table:table-cell>
          <table:table-cell table:style-name="ce7" office:value-type="float" office:value="160" calcext:value-type="float">
            <text:p>160</text:p>
          </table:table-cell>
          <table:table-cell table:formula="of:=[.E274]+[.D275]" office:value-type="float" office:value="12785" calcext:value-type="float">
            <text:p>127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5]+[.B275]" office:value-type="float" office:value="559" calcext:value-type="float">
            <text:p>559</text:p>
          </table:table-cell>
          <table:table-cell table:style-name="ce7" office:value-type="float" office:value="160" calcext:value-type="float">
            <text:p>160</text:p>
          </table:table-cell>
          <table:table-cell table:formula="of:=[.E275]+[.D276]" office:value-type="float" office:value="12945" calcext:value-type="float">
            <text:p>129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6]+[.B276]" office:value-type="float" office:value="563" calcext:value-type="float">
            <text:p>563</text:p>
          </table:table-cell>
          <table:table-cell table:style-name="ce7" office:value-type="float" office:value="160" calcext:value-type="float">
            <text:p>160</text:p>
          </table:table-cell>
          <table:table-cell table:formula="of:=[.E276]+[.D277]" office:value-type="float" office:value="13105" calcext:value-type="float">
            <text:p>131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7]+[.B277]" office:value-type="float" office:value="567" calcext:value-type="float">
            <text:p>567</text:p>
          </table:table-cell>
          <table:table-cell table:style-name="ce7" office:value-type="float" office:value="160" calcext:value-type="float">
            <text:p>160</text:p>
          </table:table-cell>
          <table:table-cell table:formula="of:=[.E277]+[.D278]" office:value-type="float" office:value="13265" calcext:value-type="float">
            <text:p>132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8]+[.B278]" office:value-type="float" office:value="571" calcext:value-type="float">
            <text:p>571</text:p>
          </table:table-cell>
          <table:table-cell table:style-name="ce7" office:value-type="float" office:value="160" calcext:value-type="float">
            <text:p>160</text:p>
          </table:table-cell>
          <table:table-cell table:formula="of:=[.E278]+[.D279]" office:value-type="float" office:value="13425" calcext:value-type="float">
            <text:p>134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9]+[.B279]" office:value-type="float" office:value="575" calcext:value-type="float">
            <text:p>575</text:p>
          </table:table-cell>
          <table:table-cell table:style-name="ce7" office:value-type="float" office:value="160" calcext:value-type="float">
            <text:p>160</text:p>
          </table:table-cell>
          <table:table-cell table:formula="of:=[.E279]+[.D280]" office:value-type="float" office:value="13585" calcext:value-type="float">
            <text:p>135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0]+[.B280]" office:value-type="float" office:value="579" calcext:value-type="float">
            <text:p>579</text:p>
          </table:table-cell>
          <table:table-cell table:style-name="ce7" office:value-type="float" office:value="160" calcext:value-type="float">
            <text:p>160</text:p>
          </table:table-cell>
          <table:table-cell table:formula="of:=[.E280]+[.D281]" office:value-type="float" office:value="13745" calcext:value-type="float">
            <text:p>137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1]+[.B281]" office:value-type="float" office:value="583" calcext:value-type="float">
            <text:p>583</text:p>
          </table:table-cell>
          <table:table-cell table:style-name="ce7" office:value-type="float" office:value="160" calcext:value-type="float">
            <text:p>160</text:p>
          </table:table-cell>
          <table:table-cell table:formula="of:=[.E281]+[.D282]" office:value-type="float" office:value="13905" calcext:value-type="float">
            <text:p>139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2]+[.B282]" office:value-type="float" office:value="587" calcext:value-type="float">
            <text:p>587</text:p>
          </table:table-cell>
          <table:table-cell table:style-name="ce7" office:value-type="float" office:value="160" calcext:value-type="float">
            <text:p>160</text:p>
          </table:table-cell>
          <table:table-cell table:formula="of:=[.E282]+[.D283]" office:value-type="float" office:value="14065" calcext:value-type="float">
            <text:p>140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3]+[.B283]" office:value-type="float" office:value="591" calcext:value-type="float">
            <text:p>591</text:p>
          </table:table-cell>
          <table:table-cell table:style-name="ce7" office:value-type="float" office:value="160" calcext:value-type="float">
            <text:p>160</text:p>
          </table:table-cell>
          <table:table-cell table:formula="of:=[.E283]+[.D284]" office:value-type="float" office:value="14225" calcext:value-type="float">
            <text:p>142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4]+[.B284]" office:value-type="float" office:value="595" calcext:value-type="float">
            <text:p>595</text:p>
          </table:table-cell>
          <table:table-cell table:style-name="ce7" office:value-type="float" office:value="160" calcext:value-type="float">
            <text:p>160</text:p>
          </table:table-cell>
          <table:table-cell table:formula="of:=[.E284]+[.D285]" office:value-type="float" office:value="14385" calcext:value-type="float">
            <text:p>143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5]+[.B285]" office:value-type="float" office:value="599" calcext:value-type="float">
            <text:p>599</text:p>
          </table:table-cell>
          <table:table-cell table:style-name="ce7" office:value-type="float" office:value="160" calcext:value-type="float">
            <text:p>160</text:p>
          </table:table-cell>
          <table:table-cell table:formula="of:=[.E285]+[.D286]" office:value-type="float" office:value="14545" calcext:value-type="float">
            <text:p>145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6]+[.B286]" office:value-type="float" office:value="603" calcext:value-type="float">
            <text:p>603</text:p>
          </table:table-cell>
          <table:table-cell table:style-name="ce7" office:value-type="float" office:value="160" calcext:value-type="float">
            <text:p>160</text:p>
          </table:table-cell>
          <table:table-cell table:formula="of:=[.E286]+[.D287]" office:value-type="float" office:value="14705" calcext:value-type="float">
            <text:p>147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7]+[.B287]" office:value-type="float" office:value="607" calcext:value-type="float">
            <text:p>607</text:p>
          </table:table-cell>
          <table:table-cell table:style-name="ce7" office:value-type="float" office:value="160" calcext:value-type="float">
            <text:p>160</text:p>
          </table:table-cell>
          <table:table-cell table:formula="of:=[.E287]+[.D288]" office:value-type="float" office:value="14865" calcext:value-type="float">
            <text:p>148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8]+[.B288]" office:value-type="float" office:value="611" calcext:value-type="float">
            <text:p>611</text:p>
          </table:table-cell>
          <table:table-cell table:style-name="ce7" office:value-type="float" office:value="160" calcext:value-type="float">
            <text:p>160</text:p>
          </table:table-cell>
          <table:table-cell table:formula="of:=[.E288]+[.D289]" office:value-type="float" office:value="15025" calcext:value-type="float">
            <text:p>150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9]+[.B289]" office:value-type="float" office:value="615" calcext:value-type="float">
            <text:p>615</text:p>
          </table:table-cell>
          <table:table-cell table:style-name="ce7" office:value-type="float" office:value="160" calcext:value-type="float">
            <text:p>160</text:p>
          </table:table-cell>
          <table:table-cell table:formula="of:=[.E289]+[.D290]" office:value-type="float" office:value="15185" calcext:value-type="float">
            <text:p>151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0]+[.B290]" office:value-type="float" office:value="619" calcext:value-type="float">
            <text:p>619</text:p>
          </table:table-cell>
          <table:table-cell table:style-name="ce7" office:value-type="float" office:value="160" calcext:value-type="float">
            <text:p>160</text:p>
          </table:table-cell>
          <table:table-cell table:formula="of:=[.E290]+[.D291]" office:value-type="float" office:value="15345" calcext:value-type="float">
            <text:p>153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1]+[.B291]" office:value-type="float" office:value="623" calcext:value-type="float">
            <text:p>623</text:p>
          </table:table-cell>
          <table:table-cell table:style-name="ce7" office:value-type="float" office:value="160" calcext:value-type="float">
            <text:p>160</text:p>
          </table:table-cell>
          <table:table-cell table:formula="of:=[.E291]+[.D292]" office:value-type="float" office:value="15505" calcext:value-type="float">
            <text:p>155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2]+[.B292]" office:value-type="float" office:value="627" calcext:value-type="float">
            <text:p>627</text:p>
          </table:table-cell>
          <table:table-cell table:style-name="ce7" office:value-type="float" office:value="160" calcext:value-type="float">
            <text:p>160</text:p>
          </table:table-cell>
          <table:table-cell table:formula="of:=[.E292]+[.D293]" office:value-type="float" office:value="15665" calcext:value-type="float">
            <text:p>156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3]+[.B293]" office:value-type="float" office:value="631" calcext:value-type="float">
            <text:p>631</text:p>
          </table:table-cell>
          <table:table-cell table:style-name="ce7" office:value-type="float" office:value="160" calcext:value-type="float">
            <text:p>160</text:p>
          </table:table-cell>
          <table:table-cell table:formula="of:=[.E293]+[.D294]" office:value-type="float" office:value="15825" calcext:value-type="float">
            <text:p>15825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8" table:formula="of:=[.C294]+[.B294]" office:value-type="float" office:value="635" calcext:value-type="float">
            <text:p>635</text:p>
          </table:table-cell>
          <table:table-cell table:style-name="ce8" office:value-type="float" office:value="160" calcext:value-type="float">
            <text:p>160</text:p>
          </table:table-cell>
          <table:table-cell table:style-name="ce5" table:formula="of:=[.E294]+[.D295]" office:value-type="float" office:value="15985" calcext:value-type="float">
            <text:p>15985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[.C295]+[.B295]" office:value-type="float" office:value="639" calcext:value-type="float">
            <text:p>639</text:p>
          </table:table-cell>
          <table:table-cell table:style-name="ce7" office:value-type="float" office:value="160" calcext:value-type="float">
            <text:p>160</text:p>
          </table:table-cell>
          <table:table-cell table:formula="of:=[.E295]+[.D296]" office:value-type="float" office:value="16145" calcext:value-type="float">
            <text:p>16145</text:p>
          </table:table-cell>
          <table:table-cell table:number-columns-repeated="1019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_20_2" style:display-name="PageStyle_Lev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n" style:display-name="PageStyle_Level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F-like" style:display-name="PageStyle_DF-l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1" style:display-name="PageStyle_Lev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3T19:47:39.122000000</dc:date>
    <meta:editing-duration>PT19H29M52S</meta:editing-duration>
    <meta:editing-cycles>1</meta:editing-cycles>
    <meta:document-statistic meta:table-count="5" meta:cell-count="2393" meta:object-count="0"/>
    <meta:generator>LibreOffice/5.0.4.2$Windows_x86 LibreOffice_project/2b9802c1994aa0b7dc6079e128979269cf95bc78</meta:generator>
  </office:meta>
</office:document-meta>
</file>